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6" style:family="table">
      <style:table-properties style:width="17cm" table:align="margins" style:writing-mode="lr-tb"/>
    </style:style>
    <style:style style:name="Table6.A" style:family="table-column">
      <style:table-column-properties style:column-width="5.667cm" style:rel-column-width="2184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writing-mode="lr-tb"/>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writing-mode="lr-tb"/>
    </style:style>
    <style:style style:name="Table1.A" style:family="table-column">
      <style:table-column-properties style:column-width="5.666cm" style:rel-column-width="21843*"/>
    </style:style>
    <style:style style:name="Table1.C" style:family="table-column">
      <style:table-column-properties style:column-width="5.667cm" style:rel-column-width="21849*"/>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writing-mode="lr-tb"/>
    </style:style>
    <style:style style:name="Table3.A" style:family="table-column">
      <style:table-column-properties style:column-width="3.254cm" style:rel-column-width="12536*"/>
    </style:style>
    <style:style style:name="Table3.B" style:family="table-column">
      <style:table-column-properties style:column-width="13.758cm" style:rel-column-width="5299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writing-mode="lr-tb"/>
    </style:style>
    <style:style style:name="Table4.A" style:family="table-column">
      <style:table-column-properties style:column-width="1.535cm" style:rel-column-width="5918*"/>
    </style:style>
    <style:style style:name="Table4.B" style:family="table-column">
      <style:table-column-properties style:column-width="2.06cm" style:rel-column-width="7944*"/>
    </style:style>
    <style:style style:name="Table4.C" style:family="table-column">
      <style:table-column-properties style:column-width="10.444cm" style:rel-column-width="40260*"/>
    </style:style>
    <style:style style:name="Table4.D" style:family="table-column">
      <style:table-column-properties style:column-width="1.302cm" style:rel-column-width="5020*"/>
    </style:style>
    <style:style style:name="Table4.E" style:family="table-column">
      <style:table-column-properties style:column-width="1.658cm" style:rel-column-width="6393*"/>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4.A4" style:family="table-cell">
      <style:table-cell-properties fo:padding="0.097cm" fo:border-left="0.002cm solid #000000" fo:border-right="none" fo:border-top="none" fo:border-bottom="0.002cm solid #000000"/>
    </style:style>
    <style:style style:name="Table7" style:family="table">
      <style:table-properties style:width="11.979cm" fo:margin-left="5.038cm" fo:margin-right="-0.016cm" table:align="margins" style:writing-mode="lr-tb"/>
    </style:style>
    <style:style style:name="Table7.A" style:family="table-column">
      <style:table-column-properties style:column-width="2.884cm" style:rel-column-width="15778*"/>
    </style:style>
    <style:style style:name="Table7.B" style:family="table-column">
      <style:table-column-properties style:column-width="9.095cm" style:rel-column-width="49757*"/>
    </style:style>
    <style:style style:name="Table7.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Text_20_body">
      <style:text-properties fo:background-color="transparent"/>
    </style:style>
    <style:style style:name="P3" style:family="paragraph" style:parent-style-name="Heading_20_2">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9">
      <style:paragraph-properties>
        <style:tab-stops>
          <style:tab-stop style:position="13.007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text-properties fo:background-color="transparent"/>
    </style:style>
    <style:style style:name="P10" style:family="paragraph" style:parent-style-name="Text_20_body" style:list-style-name="L3"/>
    <style:style style:name="P11" style:family="paragraph" style:parent-style-name="Text_20_body" style:list-style-name="L7"/>
    <style:style style:name="P12" style:family="paragraph" style:parent-style-name="Heading_20_2">
      <style:text-properties fo:background-color="transparent"/>
    </style:style>
    <style:style style:name="P13" style:family="paragraph" style:parent-style-name="Heading_20_3">
      <style:text-properties fo:background-color="transparent"/>
    </style:style>
    <style:style style:name="P14" style:family="paragraph" style:parent-style-name="Table_20_Contents">
      <style:text-properties fo:background-color="transparent"/>
    </style:style>
    <style:style style:name="P15" style:family="paragraph" style:parent-style-name="Table_20_Contents" style:list-style-name="L8"/>
    <style:style style:name="P16" style:family="paragraph" style:parent-style-name="Table_20_Contents" style:list-style-name="L9"/>
    <style:style style:name="P17" style:family="paragraph" style:parent-style-name="Table_20_Contents" style:list-style-name="L10"/>
    <style:style style:name="P18" style:family="paragraph" style:parent-style-name="mskQuestion">
      <style:text-properties fo:background-color="transparent"/>
    </style:style>
    <style:style style:name="P19" style:family="paragraph" style:parent-style-name="Title" style:master-page-name="First_20_Page">
      <style:paragraph-properties fo:text-align="start" style:justify-single-word="false" style:page-number="auto"/>
    </style:style>
    <style:style style:name="P20" style:family="paragraph" style:parent-style-name="Title">
      <style:paragraph-properties fo:text-align="start" style:justify-single-word="false"/>
    </style:style>
    <style:style style:name="P21" style:family="paragraph" style:parent-style-name="Heading_20_9" style:master-page-name="Appendix">
      <style:paragraph-properties style:page-number="auto"/>
    </style:style>
    <style:style style:name="T1" style:family="text">
      <style:text-properties fo:background-color="transparent"/>
    </style:style>
    <style:style style:name="T2" style:family="text">
      <style:text-properties style:text-position="super 58%"/>
    </style:style>
    <style:style style:name="fr1" style:family="graphic" style:parent-style-name="Frame">
      <style:graphic-properties fo:margin-left="0cm" fo:margin-right="0cm" fo:margin-top="0.3cm" fo:margin-bottom="0cm" style:wrap="none" style:vertical-pos="top" style:vertical-rel="paragraph" style:horizontal-pos="center" style:horizontal-rel="paragraph" style:shadow="none"/>
    </style:style>
    <style:style style:name="fr2" style:family="graphic" style:parent-style-name="Frame">
      <style:graphic-properties fo:margin-top="0.3cm" fo:margin-bottom="0cm" style:wrap="none" style:vertical-pos="from-top" style:vertical-rel="paragraph" style:horizontal-pos="left" style:horizontal-rel="paragraph" style:shadow="none"/>
    </style:style>
    <style:style style:name="fr3" style:family="graphic" style:parent-style-name="Frame">
      <style:graphic-properties fo:margin-top="0.3cm" fo:margin-bottom="0cm" style:wrap="none" style:vertical-pos="from-top" style:vertical-rel="paragraph" style:horizontal-pos="right" style:horizontal-rel="paragraph" style:shadow="none"/>
    </style:style>
    <style:style style:name="fr4" style:family="graphic" style:parent-style-name="Frame">
      <style:graphic-properties fo:margin-top="0.3cm" fo:margin-bottom="0cm" style:wrap="none" style:vertical-pos="top" style:vertical-rel="baseline" style:horizontal-pos="center" style:horizontal-rel="paragraph" style:shadow="none"/>
    </style:style>
    <style:style style:name="fr5" style:family="graphic" style:parent-style-name="Frame">
      <style:graphic-properties fo:margin-top="0.3cm" fo:margin-bottom="0cm" style:run-through="foreground" style:wrap="dynamic" style:number-wrapped-paragraphs="no-limit" style:vertical-pos="from-top" style:vertical-rel="paragraph" style:horizontal-pos="right" style:horizontal-rel="paragraph" style:shadow="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In-Train <text:line-break/>Positioning System</text:p>
      <text:p text:style-name="Title_20_MAS_20_Number">MAS-06-02.23</text:p>
      <text:p text:style-name="Text_20_body"><draw:frame draw:style-name="fr6" draw:name="graphics4" text:anchor-type="paragraph" svg:x="4.015cm" svg:y="0.374cm" svg:width="7.087cm" svg:height="6.77cm" draw:z-index="19"><draw:image xlink:href="../pictures/icons%20and%20symbols/documentation%20logo.png" xlink:type="simple" xlink:show="embed" xlink:actuate="onLoad"/></draw:frame></text:p>
      <text:p text:style-name="Document_20_Title">SRS</text:p>
      <table:table table:name="Table7" table:style-name="Table7">
        <table:table-column table:style-name="Table7.A"/>
        <table:table-column table:style-name="Table7.B"/>
        <table:table-row>
          <table:table-cell table:style-name="Table7.A1" office:value-type="string">
            <text:p text:style-name="mskQuestion">Abstract</text:p>
          </table:table-cell>
          <table:table-cell table:style-name="Table7.A1" office:value-type="string">
            <text:p text:style-name="Text_20_body">Design and implement a multi-input positioning system for use in trains.</text:p>
          </table:table-cell>
        </table:table-row>
        <table:table-row>
          <table:table-cell table:style-name="Table7.A1" office:value-type="string">
            <text:p text:style-name="mskQuestion">Keywords</text:p>
          </table:table-cell>
          <table:table-cell table:style-name="Table7.A1" office:value-type="string">
            <text:p text:style-name="Text_20_body">GPS, WiFi, INS, SQL, train, C#, .NET</text:p>
          </table:table-cell>
        </table:table-row>
        <table:table-row>
          <table:table-cell table:style-name="Table7.A1" office:value-type="string">
            <text:p text:style-name="mskQuestion">Author</text:p>
          </table:table-cell>
          <table:table-cell table:style-name="Table7.A1" office:value-type="string">
            <text:p text:style-name="Text_20_body">Marcel Suter<text:line-break/>Kanalweg 3, CH-3125 Toffen<text:line-break/>+41-(0)76-387 70 06<text:line-break/><text:a xlink:type="simple" xlink:href="mailto:marcel.suter@gmx.net">marcel.suter@gmx.net</text:a></text:p>
          </table:table-cell>
        </table:table-row>
        <table:table-row>
          <table:table-cell table:style-name="Table7.A1" office:value-type="string">
            <text:p text:style-name="mskQuestion">Supervisor</text:p>
          </table:table-cell>
          <table:table-cell table:style-name="Table7.A1" office:value-type="string">
            <text:p text:style-name="Text_20_body">Stefan Bigler, ENKOM Inventis AG<text:line-break/>+41-(0)31-950 42 42 <text:line-break/><text:a xlink:type="simple" xlink:href="mailto:stefan.bigler@enkom.com">stefan.bigler@enkom.com</text:a></text:p>
          </table:table-cell>
        </table:table-row>
        <table:table-row>
          <table:table-cell table:style-name="Table7.A1" office:value-type="string">
            <text:p text:style-name="mskQuestion">Expert</text:p>
          </table:table-cell>
          <table:table-cell table:style-name="Table7.A1" office:value-type="string">
            <text:p text:style-name="Text_20_body">Rolf Wenger, Infobrain AG<text:line-break/><text:a xlink:type="simple" xlink:href="mailto:Rolf.Wenger@infobrain.com">Rolf.Wenger@infobrain.com</text:a></text:p>
          </table:table-cell>
        </table:table-row>
        <table:table-row>
          <table:table-cell table:style-name="Table7.A1" office:value-type="string">
            <text:p text:style-name="mskQuestion">Class</text:p>
          </table:table-cell>
          <table:table-cell table:style-name="Table7.A1" office:value-type="string">
            <text:p text:style-name="Text_20_body">MAS-IT 2006-02</text:p>
          </table:table-cell>
        </table:table-row>
        <table:table-row>
          <table:table-cell table:style-name="Table7.A1" office:value-type="string">
            <text:p text:style-name="mskQuestion">Date</text:p>
          </table:table-cell>
          <table:table-cell table:style-name="Table7.A1" office:value-type="string">
            <text:p text:style-name="Text_20_body"><text:date style:data-style-name="N80" text:date-value="2008-10-10T22:05:04.40" text:fixed="true">10. Oct. 2008</text:date></text:p>
          </table:table-cell>
        </table:table-row>
      </table:table>
      <text:p text:style-name="Revision_20_History_20_Heading"><text:soft-page-break/>Revision History</text:p>
      <table:table table:name="Table6" table:style-name="Table6">
        <table:table-column table:style-name="Table6.A" table:number-columns-repeated="3"/>
        <table:table-row>
          <table:table-cell table:style-name="Table6.A1" office:value-type="string">
            <text:p text:style-name="Table_20_Contents">Tag</text:p>
          </table:table-cell>
          <table:table-cell table:style-name="Table6.A1" office:value-type="string">
            <text:p text:style-name="Table_20_Contents">Date</text:p>
          </table:table-cell>
          <table:table-cell table:style-name="Table6.C1" office:value-type="string">
            <text:p text:style-name="Table_20_Contents">Author</text:p>
          </table:table-cell>
        </table:table-row>
        <table:table-row>
          <table:table-cell table:style-name="Table6.A2" office:value-type="string">
            <text:p text:style-name="Table_20_Contents">Draft</text:p>
          </table:table-cell>
          <table:table-cell table:style-name="Table6.A2" office:value-type="string">
            <text:p text:style-name="Table_20_Contents">21.10.2008</text:p>
          </table:table-cell>
          <table:table-cell table:style-name="Table6.C2" office:value-type="string">
            <text:p text:style-name="Table_20_Contents">Marcel Suter</text:p>
          </table:table-cell>
        </table:table-row>
        <table:table-row>
          <table:table-cell table:style-name="Table6.A2" office:value-type="string">
            <text:p text:style-name="Table_20_Contents">Small changes and additions</text:p>
          </table:table-cell>
          <table:table-cell table:style-name="Table6.A2" office:value-type="string">
            <text:p text:style-name="Table_20_Contents">22.10.2008</text:p>
          </table:table-cell>
          <table:table-cell table:style-name="Table6.C2" office:value-type="string">
            <text:p text:style-name="Table_20_Contents">Marcel Suter</text:p>
          </table:table-cell>
        </table:table-row>
        <table:table-row>
          <table:table-cell table:style-name="Table6.A2" office:value-type="string">
            <text:p text:style-name="Table_20_Contents">CR's from the <text:s/>Supervisor</text:p>
          </table:table-cell>
          <table:table-cell table:style-name="Table6.A2" office:value-type="string">
            <text:p text:style-name="Table_20_Contents">24.10.2008</text:p>
          </table:table-cell>
          <table:table-cell table:style-name="Table6.C2" office:value-type="string">
            <text:p text:style-name="Table_20_Contents">Marcel Suter</text:p>
          </table:table-cell>
        </table:table-row>
        <table:table-row>
          <table:table-cell table:style-name="Table6.A2" office:value-type="string">
            <text:p text:style-name="Table_20_Contents">Small add-ons about IC2000</text:p>
          </table:table-cell>
          <table:table-cell table:style-name="Table6.A2" office:value-type="string">
            <text:p text:style-name="Table_20_Contents">27.10.2008</text:p>
          </table:table-cell>
          <table:table-cell table:style-name="Table6.C2" office:value-type="string">
            <text:p text:style-name="Table_20_Contents">Marcel Suter</text:p>
          </table:table-cell>
        </table:table-row>
      </table:table>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Introduction<text:tab/>4</text:p>
          <text:p text:style-name="P5">1.1.Purpose<text:tab/>4</text:p>
          <text:p text:style-name="P5">1.2.Scope<text:tab/>4</text:p>
          <text:p text:style-name="P5">1.3.Definitions, acronyms, and abbreviations<text:tab/>4</text:p>
          <text:p text:style-name="P6">1.3.1.Definitions<text:tab/>4</text:p>
          <text:p text:style-name="P6">1.3.2.Acronyms and Abbreviations<text:tab/>5</text:p>
          <text:p text:style-name="P5">1.4.References (Bibliography)<text:tab/>7</text:p>
          <text:p text:style-name="P5">1.5.Overview<text:tab/>8</text:p>
          <text:p text:style-name="P4">2.Overall description<text:tab/>9</text:p>
          <text:p text:style-name="P5">2.1.Product perspective<text:tab/>9</text:p>
          <text:p text:style-name="P6">2.1.1.System interfaces<text:tab/>9</text:p>
          <text:p text:style-name="P6">2.1.2.User interfaces<text:tab/>9</text:p>
          <text:p text:style-name="P6">2.1.3.Hardware interfaces<text:tab/>9</text:p>
          <text:p text:style-name="P6">2.1.4.Software interfaces<text:tab/>9</text:p>
          <text:p text:style-name="P6">2.1.5.Memory<text:tab/>10</text:p>
          <text:p text:style-name="P6">2.1.6.Operations<text:tab/>10</text:p>
          <text:p text:style-name="P6">2.1.7.Site adaptation requirements<text:tab/>10</text:p>
          <text:p text:style-name="P5">2.2.Product functions<text:tab/>10</text:p>
          <text:p text:style-name="P5">2.3.User characteristics<text:tab/>11</text:p>
          <text:p text:style-name="P5">2.4.Constraints<text:tab/>12</text:p>
          <text:p text:style-name="P5">2.5.Assumptions and dependencies<text:tab/>12</text:p>
          <text:p text:style-name="P5">2.6.Apportioning of requirements (2.6 of the SRS)<text:tab/>13</text:p>
          <text:p text:style-name="P4">3.Specific requirements<text:tab/>14</text:p>
          <text:p text:style-name="P5">3.1.External interface requirements<text:tab/>14</text:p>
          <text:p text:style-name="P6">3.1.1.System Interfaces<text:tab/>14</text:p>
          <text:p text:style-name="P6">3.1.2.User Interfaces<text:tab/>15</text:p>
          <text:p text:style-name="P6">3.1.3.Hardware Interfaces<text:tab/>17</text:p>
          <text:p text:style-name="P6">3.1.4.Operations<text:tab/>17</text:p>
          <text:p text:style-name="P5">3.2.Functions<text:tab/>17</text:p>
          <text:p text:style-name="P6">3.2.1.Using WiFi as a position provider<text:tab/>17</text:p>
          <text:p text:style-name="P6">3.2.2.Using GPS as a position provider<text:tab/>18</text:p>
          <text:p text:style-name="P6">3.2.3.Using an IMS as position provider<text:tab/>18</text:p>
          <text:p text:style-name="P6">3.2.4.Using a track database for correction<text:tab/>18</text:p>
          <text:p text:style-name="P6">3.2.5.Using event markers as position provider<text:tab/>18</text:p>
          <text:p text:style-name="P6">3.2.6.Logging<text:tab/>18</text:p>
          <text:p text:style-name="P6">3.2.7.Estimating the position<text:tab/>19</text:p>
          <text:p text:style-name="P5">3.3.Performance Requirements<text:tab/>19</text:p>
          <text:p text:style-name="P5">3.4.Database requirements<text:tab/>19</text:p>
          <text:p text:style-name="P5">3.5.Design constraints<text:tab/>19</text:p>
          <text:p text:style-name="P6">3.5.1.Standards compliance<text:tab/>19</text:p>
          <text:p text:style-name="P5">3.6.Software system attributes<text:tab/>20</text:p>
          <text:p text:style-name="P6">3.6.1.Source Code<text:tab/>20</text:p>
          <text:p text:style-name="P6">3.6.2.Availability<text:tab/>20</text:p>
          <text:p text:style-name="P5">3.7.Other requirements<text:tab/>20</text:p>
          <text:p text:style-name="P7">Appendix A:Overview of the existing system<text:tab/>21</text:p>
        </text:index-body>
      </text:table-of-content>
      <text:p text:style-name="Text_20_body"/>
      <text:list text:style-name="Outline">
        <text:list-item>
          <text:h text:style-name="Heading_20_1" text:outline-level="1">Introduction</text:h>
          <text:list>
            <text:list-item>
              <text:h text:style-name="Heading_20_2" text:outline-level="2">Purpose</text:h>
            </text:list-item>
          </text:list>
        </text:list-item>
      </text:list>
      <text:p text:style-name="Text_20_body">This Software Requirement Specification (SRS) describes requirements to the system that is to be developed in the Master Thesis “In-Train Positioning System“, Version 1.0. From this SRS, a time schedule is derived for the thesis.</text:p>
      <text:p text:style-name="Text_20_body">The intended audience for this SRS, besides the student, are all the supervisor, the expert, and the customer for this thesis plus anyone interested in the topic. A basic knowledge of navigation and computer systems is assumed.</text:p>
      <text:p text:style-name="Text_20_body">The structure of this SRS is derived from the IEEE Standard 830-1998, described in [IEEE98]</text:p>
      <text:list text:style-name="Outline" text:continue-numbering="true">
        <text:list-item>
          <text:list text:continue-numbering="true">
            <text:list-item>
              <text:h text:style-name="Heading_20_2" text:outline-level="2">Scope</text:h>
            </text:list-item>
          </text:list>
        </text:list-item>
      </text:list>
      <text:p text:style-name="Text_20_body">The system provides position estimates in moving trains. It will use various technologies for deriving positioning information. The main benefit of this system is to replace an older one, that only produced inertial and gyro data in a raw format, instead of calculating the current position.</text:p>
      <text:p text:style-name="Text_20_body">The system consists of a portable computer, an executable software component, and the necessary hardware. The system will be portable by a single person and be mountable on a trolley. </text:p>
      <text:list text:style-name="Outline" text:continue-numbering="true">
        <text:list-item>
          <text:list text:continue-numbering="true">
            <text:list-item>
              <text:h text:style-name="Heading_20_2" text:outline-level="2">Definitions, acronyms, and abbreviations</text:h>
              <text:list>
                <text:list-item>
                  <text:h text:style-name="Heading_20_3" text:outline-level="3">Definitions</text:h>
                </text:list-item>
              </text:list>
            </text:list-item>
          </text:list>
        </text:list-item>
      </text:list>
      <text:section text:style-name="Sect1" text:name="Definitions" text:protected="true">
        <text:section-source xlink:href="../SRS%20Definitions.odt" text:filter-name="writer8"/>
        <table:table table:name="Table2" table:style-name="Table2">
          <table:table-column table:style-name="Table2.A" table:number-columns-repeated="3"/>
          <table:table-row>
            <table:table-cell table:style-name="Table2.A1" office:value-type="string">
              <text:p text:style-name="Table_20_Heading">Term</text:p>
            </table:table-cell>
            <table:table-cell table:style-name="Table2.A1" office:value-type="string">
              <text:p text:style-name="Table_20_Heading">Description</text:p>
            </table:table-cell>
            <table:table-cell table:style-name="Table2.C1" office:value-type="string">
              <text:p text:style-name="Table_20_Heading">Hyperlink(s)</text:p>
            </table:table-cell>
          </table:table-row>
          <table:table-row>
            <table:table-cell table:style-name="Table2.A2" office:value-type="string">
              <text:p text:style-name="Table_20_Contents">Engine executable</text:p>
            </table:table-cell>
            <table:table-cell table:style-name="Table2.A2" office:value-type="string">
              <text:p text:style-name="Table_20_Contents">An executable, that contains the core functionality of the system. It may run independently from other components.</text:p>
            </table:table-cell>
            <table:table-cell table:style-name="Table2.C2" office:value-type="string">
              <text:p text:style-name="Table_20_Contents"/>
            </table:table-cell>
          </table:table-row>
          <table:table-row>
            <table:table-cell table:style-name="Table2.A2" office:value-type="string">
              <text:p text:style-name="Table_20_Contents">Event marker</text:p>
            </table:table-cell>
            <table:table-cell table:style-name="Table2.A2" office:value-type="string">
              <text:p text:style-name="Table_20_Contents">This denotes a defined landmark, with a known geographical location. In the existing system, event markers are fired by the user when traveling past the landmark and stored in the measurement files. They are used for the positioning in the post-processing step.</text:p>
              <text:p text:style-name="Table_20_Contents">In the new system they are still used, but directly transformed into a positioning information.</text:p>
            </table:table-cell>
            <table:table-cell table:style-name="Table2.C2" office:value-type="string">
              <text:p text:style-name="Table_20_Contents"/>
            </table:table-cell>
          </table:table-row>
          <table:table-row>
            <table:table-cell table:style-name="Table2.A2" office:value-type="string">
              <text:p text:style-name="Table_20_Contents">Event marker database</text:p>
            </table:table-cell>
            <table:table-cell table:style-name="Table2.A2" office:value-type="string">
              <text:p text:style-name="Table_20_Contents">A local database where all <text:soft-page-break/>event markers are stored.</text:p>
            </table:table-cell>
            <table:table-cell table:style-name="Table2.C2" office:value-type="string">
              <text:p text:style-name="Table_20_Contents"/>
            </table:table-cell>
          </table:table-row>
          <table:table-row>
            <table:table-cell table:style-name="Table2.A2" office:value-type="string">
              <text:p text:style-name="Table_20_Contents">Measurement system</text:p>
            </table:table-cell>
            <table:table-cell table:style-name="Table2.A2" office:value-type="string">
              <text:p text:style-name="Table_20_Contents">This is used to denote any attached device to the system, that uses the position estimates provided by this system. </text:p>
              <text:p text:style-name="Table_20_Contents">The attached device may be of any kind. However, in the currently targeted environment of this system, this will be most likely any form of radio frequency measurement system.</text:p>
            </table:table-cell>
            <table:table-cell table:style-name="Table2.C2" office:value-type="string">
              <text:p text:style-name="Table_20_Contents"/>
            </table:table-cell>
          </table:table-row>
          <table:table-row>
            <table:table-cell table:style-name="Table2.A2" office:value-type="string">
              <text:p text:style-name="Table_20_Contents">Position provider</text:p>
            </table:table-cell>
            <table:table-cell table:style-name="Table2.A2" office:value-type="string">
              <text:p text:style-name="Table_20_Contents">A sensor, probably with additional preprocessing, or some other input that provides positioning information to the system.</text:p>
            </table:table-cell>
            <table:table-cell table:style-name="Table2.C2" office:value-type="string">
              <text:p text:style-name="Table_20_Contents"/>
            </table:table-cell>
          </table:table-row>
          <table:table-row>
            <table:table-cell table:style-name="Table2.A2" office:value-type="string">
              <text:p text:style-name="Table_20_Contents">Railway segment</text:p>
            </table:table-cell>
            <table:table-cell table:style-name="Table2.A2" office:value-type="string">
              <text:p text:style-name="Table_20_Contents">English term for the “Fahrplanfeld” in german. This denotes a logical connection between two nodes. In Switzerland all railway tracks are part of such a “Fahrplanfeld”. </text:p>
            </table:table-cell>
            <table:table-cell table:style-name="Table2.C2" office:value-type="string">
              <text:p text:style-name="Table_20_Contents"/>
            </table:table-cell>
          </table:table-row>
          <table:table-row>
            <table:table-cell table:style-name="Table2.A2" office:value-type="string">
              <text:p text:style-name="Table_20_Contents">Railway segment number</text:p>
            </table:table-cell>
            <table:table-cell table:style-name="Table2.A2" office:value-type="string">
              <text:p text:style-name="Table_20_Contents">For public transportation trains in Switzerland, railway segments are usually numbered using three digits. For example the connection Bern-Olten has the number 450.</text:p>
            </table:table-cell>
            <table:table-cell table:style-name="Table2.C2" office:value-type="string">
              <text:p text:style-name="Table_20_Contents"><text:a xlink:type="simple" xlink:href="http://de.wikipedia.org/wiki/Liste_von_Eisenbahnstrecken_in_der_Schweiz">http://de.wikipedia.org/wiki/Liste_von_Eisenbahnstrecken_in_der_Schweiz</text:a>, in German.</text:p>
            </table:table-cell>
          </table:table-row>
        </table:table>
        <text:p text:style-name="Table_20_Contents"/>
      </text:section>
      <text:list text:style-name="Outline" text:continue-numbering="true">
        <text:list-item>
          <text:list text:continue-numbering="true">
            <text:list-item>
              <text:list text:continue-numbering="true">
                <text:list-item>
                  <text:h text:style-name="Heading_20_3" text:outline-level="3">Acronyms and Abbreviations</text:h>
                </text:list-item>
              </text:list>
            </text:list-item>
          </text:list>
        </text:list-item>
      </text:list>
      <text:section text:style-name="Sect1" text:name="Acronyms and Abbreviations" text:protected="true">
        <text:section-source xlink:href="../SRS%20Acronyms%20and%20Abbreviations.odt" text:filter-name="writer8"/>
        <table:table table:name="Table1" table:style-name="Table1">
          <table:table-column table:style-name="Table1.A" table:number-columns-repeated="2"/>
          <table:table-column table:style-name="Table1.C"/>
          <table:table-row>
            <table:table-cell table:style-name="Table1.A1" office:value-type="string">
              <text:p text:style-name="Table_20_Heading">Acronym / Abbreviation</text:p>
            </table:table-cell>
            <table:table-cell table:style-name="Table1.A1" office:value-type="string">
              <text:p text:style-name="Table_20_Heading">Description</text:p>
            </table:table-cell>
            <table:table-cell table:style-name="Table1.C1" office:value-type="string">
              <text:p text:style-name="Table_20_Heading">Hyperlink(s)</text:p>
            </table:table-cell>
          </table:table-row>
          <table:table-row>
            <table:table-cell table:style-name="Table1.A2" office:value-type="string">
              <text:p text:style-name="Table_20_Contents">AHRS</text:p>
            </table:table-cell>
            <table:table-cell table:style-name="Table1.A2" office:value-type="string">
              <text:p text:style-name="Table_20_Contents">Attitude Heading Reference System</text:p>
            </table:table-cell>
            <table:table-cell table:style-name="Table1.C2" office:value-type="string">
              <text:p text:style-name="Table_20_Contents"><text:a xlink:type="simple" xlink:href="http://en.wikipedia.org/wiki/Attitude_and_Heading_Reference_Systems">http://en.wikipedia.org/wiki/Attitude_and_Heading_Reference_Systems</text:a></text:p>
            </table:table-cell>
          </table:table-row>
          <table:table-row>
            <table:table-cell table:style-name="Table1.A2" office:value-type="string">
              <text:p text:style-name="Table_20_Contents">API</text:p>
            </table:table-cell>
            <table:table-cell table:style-name="Table1.A2" office:value-type="string">
              <text:p text:style-name="Table_20_Contents">Application Programming Interface</text:p>
            </table:table-cell>
            <table:table-cell table:style-name="Table1.C2" office:value-type="string">
              <text:p text:style-name="Table_20_Contents"/>
            </table:table-cell>
          </table:table-row>
          <table:table-row>
            <table:table-cell table:style-name="Table1.A2" office:value-type="string">
              <text:p text:style-name="Table_20_Contents">CEP</text:p>
            </table:table-cell>
            <table:table-cell table:style-name="Table1.A2" office:value-type="string">
              <text:p text:style-name="Table_20_Contents">Circular error probable</text:p>
            </table:table-cell>
            <table:table-cell table:style-name="Table1.C2" office:value-type="string">
              <text:p text:style-name="Table_20_Contents"><text:a xlink:type="simple" xlink:href="http://en.wikipedia.org/wiki/Circular_error_probable">http://en.wikipedia.org/wiki/Circular_error_probable</text:a></text:p>
            </table:table-cell>
          </table:table-row>
          <table:table-row>
            <table:table-cell table:style-name="Table1.A2" office:value-type="string">
              <text:p text:style-name="Table_20_Contents">DOF</text:p>
            </table:table-cell>
            <table:table-cell table:style-name="Table1.A2" office:value-type="string">
              <text:p text:style-name="Table_20_Contents">Degrees of freedom. In this thesis this is often used as <text:soft-page-break/>6DOF. This usually means, that the referred component uses 3 gyros and 3 accelerometers.</text:p>
            </table:table-cell>
            <table:table-cell table:style-name="Table1.C2" office:value-type="string">
              <text:p text:style-name="Table_20_Contents"><text:a xlink:type="simple" xlink:href="http://en.wikipedia.org/wiki/Degrees_of_freedom_(mechanics">http://en.wikipedia.org/wiki/Degrees_of_freedom_(mechani</text:a><text:soft-page-break/><text:a xlink:type="simple" xlink:href="http://en.wikipedia.org/wiki/Degrees_of_freedom_(mechanics">cs</text:a>)</text:p>
            </table:table-cell>
          </table:table-row>
          <table:table-row>
            <table:table-cell table:style-name="Table1.A2" office:value-type="string">
              <text:p text:style-name="Table_20_Contents">GGA</text:p>
            </table:table-cell>
            <table:table-cell table:style-name="Table1.A2" office:value-type="string">
              <text:p text:style-name="Table_20_Contents">“Global Positioning System Fix Data”, <text:s/>a part of the NMEA protocol</text:p>
            </table:table-cell>
            <table:table-cell table:style-name="Table1.C2" office:value-type="string">
              <text:p text:style-name="Table_20_Contents"><text:a xlink:type="simple" xlink:href="http://www.gpsinformation.org/dale/nmea.htm#GGA">http://www.gpsinformation.org/dale/nmea.htm#GGA</text:a></text:p>
            </table:table-cell>
          </table:table-row>
          <table:table-row>
            <table:table-cell table:style-name="Table1.A2" office:value-type="string">
              <text:p text:style-name="Table_20_Contents">GPS</text:p>
            </table:table-cell>
            <table:table-cell table:style-name="Table1.A2" office:value-type="string">
              <text:p text:style-name="Table_20_Contents">Global Positioning System. The Global Positioning System (GPS) is the only fully functional Global Navigation Satellite System (GNSS) in the world. It was developed by the United States Department of Defense.</text:p>
            </table:table-cell>
            <table:table-cell table:style-name="Table1.C2" office:value-type="string">
              <text:p text:style-name="Table_20_Contents"><text:a xlink:type="simple" xlink:href="http://en.wikipedia.org/wiki/GPS">http://en.wikipedia.org/wiki/GPS</text:a></text:p>
            </table:table-cell>
          </table:table-row>
          <table:table-row>
            <table:table-cell table:style-name="Table1.A2" office:value-type="string">
              <text:p text:style-name="Table_20_Contents">INS</text:p>
            </table:table-cell>
            <table:table-cell table:style-name="Table1.A2" office:value-type="string">
              <text:p text:style-name="Table_20_Contents">Inertial Navigation System</text:p>
            </table:table-cell>
            <table:table-cell table:style-name="Table1.C2" office:value-type="string">
              <text:p text:style-name="Table_20_Contents"><text:a xlink:type="simple" xlink:href="http://en.wikipedia.org/wiki/Inertial_navigation_system">http://en.wikipedia.org/wiki/Inertial_navigation_system</text:a></text:p>
            </table:table-cell>
          </table:table-row>
          <table:table-row>
            <table:table-cell table:style-name="Table1.A2" office:value-type="string">
              <text:p text:style-name="Table_20_Contents">ITAR</text:p>
            </table:table-cell>
            <table:table-cell table:style-name="Table1.A2" office:value-type="string">
              <text:p text:style-name="Table_20_Contents">International Traffic in Arms Regulations (ITAR) is a set of United States government regulations that control the export and import of defense-related articles and services on the United States Munitions List.</text:p>
            </table:table-cell>
            <table:table-cell table:style-name="Table1.C2" office:value-type="string">
              <text:p text:style-name="Table_20_Contents"><text:a xlink:type="simple" xlink:href="http://en.wikipedia.org/wiki/ITAR">http://en.wikipedia.org/wiki/ITAR</text:a></text:p>
            </table:table-cell>
          </table:table-row>
          <table:table-row>
            <table:table-cell table:style-name="Table1.A2" office:value-type="string">
              <text:p text:style-name="Table_20_Contents">MAC</text:p>
            </table:table-cell>
            <table:table-cell table:style-name="Table1.A2" office:value-type="string">
              <text:p text:style-name="Table_20_Contents">Media Access Control, a quasi-unique identifier </text:p>
            </table:table-cell>
            <table:table-cell table:style-name="Table1.C2" office:value-type="string">
              <text:p text:style-name="Table_20_Contents"><text:a xlink:type="simple" xlink:href="http://en.wikipedia.org/wiki/MAC_Address">http://en.wikipedia.org/wiki/MAC_Address</text:a></text:p>
            </table:table-cell>
          </table:table-row>
          <table:table-row>
            <table:table-cell table:style-name="Table1.A2" office:value-type="string">
              <text:p text:style-name="Table_20_Contents">MEMS</text:p>
            </table:table-cell>
            <table:table-cell table:style-name="Table1.A2" office:value-type="string">
              <text:p text:style-name="Table_20_Contents">Microelectromechanical systems</text:p>
            </table:table-cell>
            <table:table-cell table:style-name="Table1.C2" office:value-type="string">
              <text:p text:style-name="Table_20_Contents"><text:a xlink:type="simple" xlink:href="http://en.wikipedia.org/wiki/MEMS">http://en.wikipedia.org/wiki/MEMS</text:a></text:p>
            </table:table-cell>
          </table:table-row>
          <table:table-row>
            <table:table-cell table:style-name="Table1.A2" office:value-type="string">
              <text:p text:style-name="Table_20_Contents">NMEA</text:p>
            </table:table-cell>
            <table:table-cell table:style-name="Table1.A2" office:value-type="string">
              <text:p text:style-name="Table_20_Contents">National Marine Electronics Association. The term NMEA most often refers the protocol called “NMEA 0183”, issued by the organization, a defacto standard for providing GPS-related positioning information.</text:p>
            </table:table-cell>
            <table:table-cell table:style-name="Table1.C2" office:value-type="string">
              <text:p text:style-name="Table_20_Contents"><text:a xlink:type="simple" xlink:href="http://www.nmea.org/">http://www.nmea.org/</text:a></text:p>
              <text:p text:style-name="Table_20_Contents"><text:a xlink:type="simple" xlink:href="http://en.wikipedia.org/wiki/NMEA">http://en.wikipedia.org/wiki/NMEA</text:a></text:p>
            </table:table-cell>
          </table:table-row>
          <table:table-row>
            <table:table-cell table:style-name="Table1.A2" office:value-type="string">
              <text:p text:style-name="Table_20_Contents">NMEA Sentence </text:p>
            </table:table-cell>
            <table:table-cell table:style-name="Table1.A2" office:value-type="string">
              <text:p text:style-name="Table_20_Contents">A part of information described by the NMEA Protocol.</text:p>
            </table:table-cell>
            <table:table-cell table:style-name="Table1.C2" office:value-type="string">
              <text:p text:style-name="Table_20_Contents"><text:a xlink:type="simple" xlink:href="http://en.wikipedia.org/wiki/NMEA">http://en.wikipedia.org/wiki/NMEA</text:a></text:p>
            </table:table-cell>
          </table:table-row>
          <table:table-row>
            <table:table-cell table:style-name="Table1.A2" office:value-type="string">
              <text:p text:style-name="Table_20_Contents">RAM</text:p>
            </table:table-cell>
            <table:table-cell table:style-name="Table1.A2" office:value-type="string">
              <text:p text:style-name="Table_20_Contents">Random Access Memory</text:p>
            </table:table-cell>
            <table:table-cell table:style-name="Table1.C2" office:value-type="string">
              <text:p text:style-name="Table_20_Contents"><text:a xlink:type="simple" xlink:href="http://en.wikipedia.org/wiki/Random_access_memory">http://en.wikipedia.org/wiki/Random_access_memory</text:a></text:p>
            </table:table-cell>
          </table:table-row>
          <table:table-row>
            <table:table-cell table:style-name="Table1.A2" office:value-type="string">
              <text:p text:style-name="Table_20_Contents">RMC</text:p>
            </table:table-cell>
            <table:table-cell table:style-name="Table1.A2" office:value-type="string">
              <text:p text:style-name="Table_20_Contents">“Recommended Minimum sentence C”, a part of the NMEA protocol</text:p>
            </table:table-cell>
            <table:table-cell table:style-name="Table1.C2" office:value-type="string">
              <text:p text:style-name="Table_20_Contents"><text:a xlink:type="simple" xlink:href="http://www.gpsinformation.org/dale/nmea.htm#RMC">http://www.gpsinformation.org/dale/nmea.htm#RMC</text:a></text:p>
            </table:table-cell>
          </table:table-row>
          <text:soft-page-break/>
          <table:table-row>
            <table:table-cell table:style-name="Table1.A2" office:value-type="string">
              <text:p text:style-name="Table_20_Contents">RS-232</text:p>
            </table:table-cell>
            <table:table-cell table:style-name="Table1.A2" office:value-type="string">
              <text:p text:style-name="Table_20_Contents">Widely used protocol and interface specification for binary data transfer</text:p>
            </table:table-cell>
            <table:table-cell table:style-name="Table1.C2" office:value-type="string">
              <text:p text:style-name="Table_20_Contents"><text:a xlink:type="simple" xlink:href="http://en.wikipedia.org/wiki/RS-232">http://en.wikipedia.org/wiki/RS-232</text:a></text:p>
            </table:table-cell>
          </table:table-row>
          <table:table-row>
            <table:table-cell table:style-name="Table1.A2" office:value-type="string">
              <text:p text:style-name="Table_20_Contents">SSID</text:p>
            </table:table-cell>
            <table:table-cell table:style-name="Table1.A2" office:value-type="string">
              <text:p text:style-name="Table_20_Contents">Service set identifier, a parameter of Wirless LAN's.</text:p>
            </table:table-cell>
            <table:table-cell table:style-name="Table1.C2" office:value-type="string">
              <text:p text:style-name="Table_20_Contents"><text:a xlink:type="simple" xlink:href="http://en.wikipedia.org/wiki/SSID">http://en.wikipedia.org/wiki/SSID</text:a></text:p>
            </table:table-cell>
          </table:table-row>
          <table:table-row>
            <table:table-cell table:style-name="Table1.A2" office:value-type="string">
              <text:p text:style-name="Table_20_Contents">SBB</text:p>
            </table:table-cell>
            <table:table-cell table:style-name="Table1.A2" office:value-type="string">
              <text:p text:style-name="Table_20_Contents">Swiss Federal Railways. German: Schweizerische Bundesbanhnen</text:p>
            </table:table-cell>
            <table:table-cell table:style-name="Table1.C2" office:value-type="string">
              <text:p text:style-name="Table_20_Contents"><text:a xlink:type="simple" xlink:href="http://de.wikipedia.org/wiki/SBB">http://de.wikipedia.org/wiki/SBB</text:a></text:p>
            </table:table-cell>
          </table:table-row>
          <table:table-row>
            <table:table-cell table:style-name="Table1.A2" office:value-type="string">
              <text:p text:style-name="Table_20_Contents">Wardriving</text:p>
            </table:table-cell>
            <table:table-cell table:style-name="Table1.A2" office:value-type="string">
              <text:p text:style-name="Table_20_Contents">Wardriving is the act of searching for WiFi wireless networks by a person in a moving vehicle, using a portable computer or PDA.</text:p>
            </table:table-cell>
            <table:table-cell table:style-name="Table1.C2" office:value-type="string">
              <text:p text:style-name="Table_20_Contents"><text:a xlink:type="simple" xlink:href="http://en.wikipedia.org/wiki/Wardriving">http://en.wikipedia.org/wiki/Wardriving</text:a></text:p>
            </table:table-cell>
          </table:table-row>
          <table:table-row>
            <table:table-cell table:style-name="Table1.A2" office:value-type="string">
              <text:p text:style-name="Table_20_Contents">WiFi</text:p>
            </table:table-cell>
            <table:table-cell table:style-name="Table1.A2" office:value-type="string">
              <text:p text:style-name="Table_20_Contents">WiFi is the trade name for a popular wireless technology.</text:p>
            </table:table-cell>
            <table:table-cell table:style-name="Table1.C2" office:value-type="string">
              <text:p text:style-name="Table_20_Contents"><text:a xlink:type="simple" xlink:href="http://en.wikipedia.org/wiki/Wifi">http://en.wikipedia.org/wiki/Wifi</text:a></text:p>
            </table:table-cell>
          </table:table-row>
          <table:table-row>
            <table:table-cell table:style-name="Table1.A2" office:value-type="string">
              <text:p text:style-name="Table_20_Contents">WLAN</text:p>
            </table:table-cell>
            <table:table-cell table:style-name="Table1.A2" office:value-type="string">
              <text:p text:style-name="Table_20_Contents">Wireless local area network </text:p>
            </table:table-cell>
            <table:table-cell table:style-name="Table1.C2" office:value-type="string">
              <text:p text:style-name="Table_20_Contents"><text:a xlink:type="simple" xlink:href="http://en.wikipedia.org/wiki/Wireless_LAN">http://en.wikipedia.org/wiki/Wireless_LAN</text:a></text:p>
            </table:table-cell>
          </table:table-row>
          <table:table-row>
            <table:table-cell table:style-name="Table1.A2" office:value-type="string">
              <text:p text:style-name="P14">IC2000</text:p>
            </table:table-cell>
            <table:table-cell table:style-name="Table1.A2" office:value-type="string">
              <text:p text:style-name="Table_20_Contents">Identification for double decker train cars used by the swiss federal railways.</text:p>
            </table:table-cell>
            <table:table-cell table:style-name="Table1.C2" office:value-type="string">
              <text:p text:style-name="Table_20_Contents"><text:a xlink:type="simple" xlink:href="http://de.wikipedia.org/wiki/IC2000">http://de.wikipedia.org/wiki/IC2000</text:a>, in German</text:p>
            </table:table-cell>
          </table:table-row>
        </table:table>
        <text:p text:style-name="Text_20_body"/>
      </text:section>
      <text:list text:style-name="Outline" text:continue-numbering="true">
        <text:list-item>
          <text:list text:continue-numbering="true">
            <text:list-item>
              <text:h text:style-name="Heading_20_2" text:outline-level="2">References (Bibliography)</text:h>
            </text:list-item>
          </text:list>
        </text:list-item>
      </text:list>
      <text:section text:style-name="Sect1" text:name="References" text:protected="true">
        <text:section-source xlink:href="../SRS%20-%20Bibliography.odt" text:filter-name="writer8"/>
        <table:table table:name="Table3" table:style-name="Table3">
          <table:table-column table:style-name="Table3.A"/>
          <table:table-column table:style-name="Table3.B"/>
          <table:table-row>
            <table:table-cell table:style-name="Table3.A1" office:value-type="string">
              <text:p text:style-name="Text_20_body">[SUM08TE]</text:p>
            </table:table-cell>
            <table:table-cell table:style-name="Table3.B1" office:value-type="string">
              <text:p text:style-name="Text_20_body">Themeneingabe Master Thesis Thema In-Train-Navigation, 21.8.2008, Marcel Suter. Obtainable from the author.</text:p>
            </table:table-cell>
          </table:table-row>
          <table:table-row>
            <table:table-cell table:style-name="Table3.A2" office:value-type="string">
              <text:p text:style-name="Text_20_body">[SUM08FS]</text:p>
            </table:table-cell>
            <table:table-cell table:style-name="Table3.B2" office:value-type="string">
              <text:p text:style-name="Text_20_body">In-Train Positioning System MAS-06-02.23 Feasibility Study, 10.10.2008, Marcel Suter. Obtainable from the <text:s/>author.</text:p>
            </table:table-cell>
          </table:table-row>
          <table:table-row>
            <table:table-cell table:style-name="Table3.A2" office:value-type="string">
              <text:p text:style-name="Text_20_body">[IEEE98]</text:p>
            </table:table-cell>
            <table:table-cell table:style-name="Table3.B2" office:value-type="string">
              <text:p text:style-name="Text_20_body">IEEE Recommended Practice for Software Requirements Specification, 1998, The Institute of Electrical and Electronics Engineers, Inc. 345 East 47th Street, New York, NY 10017-2394, USA, <text:line-break/>ISBN 0-7381-0448-5, SS94654 (PDF)</text:p>
            </table:table-cell>
          </table:table-row>
          <table:table-row>
            <table:table-cell table:style-name="Table3.A2" office:value-type="string">
              <text:p text:style-name="Text_20_body">[GPSI08]</text:p>
            </table:table-cell>
            <table:table-cell table:style-name="Table3.B2" office:value-type="string">
              <text:p text:style-name="Text_20_body">Dale DePriest, NMEA data, 2008,<text:line-break/><text:a xlink:type="simple" xlink:href="http://www.gpsinformation.org/dale/nmea.htm">http://www.gpsinformation.org/dale/nmea.htm</text:a></text:p>
            </table:table-cell>
          </table:table-row>
        </table:table>
        <text:p text:style-name="Text_20_body"/>
      </text:section>
      <text:list text:style-name="Outline" text:continue-numbering="true">
        <text:list-item>
          <text:list text:continue-numbering="true">
            <text:list-item>
              <text:h text:style-name="Heading_20_2" text:outline-level="2">Overview</text:h>
            </text:list-item>
          </text:list>
        </text:list-item>
      </text:list>
      <text:p text:style-name="Text_20_body">For the current system in use, this SRS contains a description in Appendix A. However, this is not a considered part of the SRS.</text:p>
      <text:p text:style-name="Text_20_body">For the new system, an overall description with a possible flow of information plus all the requirements are provided.</text:p>
      <text:list text:style-name="Outline" text:continue-numbering="true">
        <text:list-item>
          <text:h text:style-name="Heading_20_1" text:outline-level="1">Overall description</text:h>
          <text:list>
            <text:list-item>
              <text:h text:style-name="Heading_20_2" text:outline-level="2">Product perspective</text:h>
            </text:list-item>
          </text:list>
        </text:list-item>
      </text:list>
      <text:p text:style-name="Text_20_body">The system will be used, when positioning information in trains is needed . It is intended to replace an older, existing system in a measurement application. The existing system is mostly used in the IC2000 cars of the SBB.</text:p>
      <text:p text:style-name="Text_20_body"><draw:frame draw:style-name="fr1" draw:name="Frame2" text:anchor-type="paragraph" svg:width="17cm" draw:z-index="16"><draw:text-box fo:min-height="2.582cm"><text:p text:style-name="Illustration"><draw:frame draw:style-name="fr7" draw:name="graphics3" text:anchor-type="paragraph" svg:x="0.004cm" svg:y="0.002cm" svg:width="17cm" style:rel-width="100%" svg:height="2.582cm" style:rel-height="scale" draw:z-index="17"><draw:image xlink:href="../pictures/existing%20measurement%20system/1500px-IC_2000_(zehn_Wagen),_cropped,_20080330Y222a.jpg" xlink:type="simple" xlink:show="embed" xlink:actuate="onLoad"/></draw:frame>Illustration <text:sequence text:ref-name="refIllustration0" text:name="Illustration" text:formula="ooow:Illustration+1" style:num-format="1">1</text:sequence>: IC2000 cars of the SBB</text:p></draw:text-box></draw:frame></text:p>
      <text:p text:style-name="Text_20_body">In the new system, to input position estimates into the the measurement application, a different input interface will be used than currently is. Additionally, also completely different measurement applications should be attachable, via the newly supported interface.</text:p>
      <text:p text:style-name="Text_20_body">All system inputs, except the GUI, of the system are self-contained. Some technologies for providing the position estimates are required to be used and thus specified as to use. </text:p>
      <text:p text:style-name="Text_20_body">However, no further specification takes place on the system inputs. </text:p>
      <text:p text:style-name="Text_20_body"><draw:frame draw:style-name="fr1" draw:name="Frame1" text:anchor-type="paragraph" svg:width="17cm" draw:z-index="4"><draw:text-box fo:min-height="5.962cm"><text:p text:style-name="Illustration"><draw:frame draw:style-name="fr7" draw:name="graphics1" text:anchor-type="paragraph" svg:x="0.004cm" svg:y="0.002cm" svg:width="17cm" style:rel-width="100%" svg:height="5.962cm" style:rel-height="scale" draw:z-index="12"><draw:image xlink:href="../external%20interface%20overview.png" xlink:type="simple" xlink:show="embed" xlink:actuate="onLoad"/></draw:frame>Illustration <text:sequence text:ref-name="refIllustration1" text:name="Illustration" text:formula="ooow:Illustration+1" style:num-format="1">2</text:sequence>: Overview of interfaces</text:p></draw:text-box></draw:frame></text:p>
      <text:list text:style-name="Outline" text:continue-numbering="true">
        <text:list-item>
          <text:list text:continue-numbering="true">
            <text:list-item>
              <text:list text:continue-numbering="true">
                <text:list-item>
                  <text:h text:style-name="Heading_20_3" text:outline-level="3">System interfaces</text:h>
                </text:list-item>
              </text:list>
            </text:list-item>
          </text:list>
        </text:list-item>
      </text:list>
      <text:p text:style-name="Text_20_body">The system provides data through the NMEA protocol. This is the only system interface specified.</text:p>
      <text:list text:style-name="Outline" text:continue-numbering="true">
        <text:list-item>
          <text:list text:continue-numbering="true">
            <text:list-item>
              <text:list text:continue-numbering="true">
                <text:list-item>
                  <text:h text:style-name="Heading_20_3" text:outline-level="3">User interfaces</text:h>
                </text:list-item>
              </text:list>
            </text:list-item>
          </text:list>
        </text:list-item>
      </text:list>
      <text:p text:style-name="Text_20_body">Via the GUI, the user is able to</text:p>
      <text:list text:style-name="L1">
        <text:list-item>
          <text:p text:style-name="P8">Select the current railway segment</text:p>
        </text:list-item>
        <text:list-item>
          <text:p text:style-name="P8">Fire an event marker and indicate a complete stop of movement</text:p>
        </text:list-item>
        <text:list-item>
          <text:p text:style-name="P8">See status indicators</text:p>
        </text:list-item>
      </text:list>
      <text:list text:style-name="Outline" text:continue-numbering="true">
        <text:list-item>
          <text:list text:continue-numbering="true">
            <text:list-item>
              <text:list text:continue-numbering="true">
                <text:list-item>
                  <text:h text:style-name="Heading_20_3" text:outline-level="3"><text:soft-page-break/>Hardware interfaces</text:h>
                </text:list-item>
              </text:list>
            </text:list-item>
          </text:list>
        </text:list-item>
      </text:list>
      <text:p text:style-name="Text_20_body">The system runs on a standard laptop, with some sort of RS-232 interface.</text:p>
      <text:list text:style-name="Outline" text:continue-numbering="true">
        <text:list-item>
          <text:list text:continue-numbering="true">
            <text:list-item>
              <text:list text:continue-numbering="true">
                <text:list-item>
                  <text:h text:style-name="Heading_20_3" text:outline-level="3">Software interfaces</text:h>
                </text:list-item>
              </text:list>
            </text:list-item>
          </text:list>
        </text:list-item>
      </text:list>
      <text:p text:style-name="Text_20_body">The system runs on top of the Windows XP operating system, Service Pack 3.</text:p>
      <text:list text:style-name="Outline" text:continue-numbering="true">
        <text:list-item>
          <text:list text:continue-numbering="true">
            <text:list-item>
              <text:list text:continue-numbering="true">
                <text:list-item>
                  <text:h text:style-name="Heading_20_3" text:outline-level="3">Memory</text:h>
                </text:list-item>
              </text:list>
            </text:list-item>
          </text:list>
        </text:list-item>
      </text:list>
      <text:p text:style-name="Text_20_body">The system runs with 1 GB of RAM and 100 GB hard disk space. Effective hard disk space usage is dependent on the amount of data provided for the various input technologies and may vary over time.</text:p>
      <text:list text:style-name="Outline" text:continue-numbering="true">
        <text:list-item>
          <text:list text:continue-numbering="true">
            <text:list-item>
              <text:list text:continue-numbering="true">
                <text:list-item>
                  <text:h text:style-name="Heading_20_3" text:outline-level="3">Operations</text:h>
                </text:list-item>
              </text:list>
            </text:list-item>
          </text:list>
        </text:list-item>
      </text:list>
      <text:p text:style-name="Text_20_body">Starting and stopping the system equals to starting and stopping a process with an executable in it. It is automatable via batch. The GUI is started separately.</text:p>
      <text:p text:style-name="mskQuestion">Data provision</text:p>
      <text:p text:style-name="Text_20_body">Data for the various positioning providers must be available in the formats described below. </text:p>
      <text:list text:style-name="Outline" text:continue-numbering="true">
        <text:list-item>
          <text:list text:continue-numbering="true">
            <text:list-item>
              <text:list text:continue-numbering="true">
                <text:list-item>
                  <text:h text:style-name="Heading_20_3" text:outline-level="3">Site adaptation requirements</text:h>
                </text:list-item>
              </text:list>
            </text:list-item>
          </text:list>
        </text:list-item>
      </text:list>
      <text:p text:style-name="mskQuestion">Data Input</text:p>
      <text:p text:style-name="Text_20_body">The system relies on locally available data. The step of loading the data into the system is only required once for a given set of data. Afterwards, the data gets loaded automatically at system start.</text:p>
      <text:list text:style-name="Outline" text:continue-numbering="true">
        <text:list-item>
          <text:list text:continue-numbering="true">
            <text:list-item>
              <text:h text:style-name="Heading_20_2" text:outline-level="2">Product functions</text:h>
            </text:list-item>
          </text:list>
        </text:list-item>
      </text:list>
      <text:p text:style-name="Text_20_body">The system replaces an existing one. An overview over that system is given in Appendix A.</text:p>
      <text:p text:style-name="Text_20_body"><text:sequence-ref text:reference-format="category-and-value" text:ref-name="refIllustration7">Illustration 8</text:sequence-ref> shows a possible high-level diagram of the positioning data flow in the new system. This is not necessarily exactly the diagram that will get designed and implemented.</text:p>
      <text:p text:style-name="Text_20_body">The data of the input devices, called position providers, gets directly processed in the system itself. The system outputs the resulting position estimates via an RS-232 serial connection in the well known NMEA format. Any attached device may use the position estimates as input.</text:p>
      <text:p text:style-name="Text_20_body"><draw:frame draw:style-name="fr1" draw:name="Frame10" text:anchor-type="paragraph" svg:width="17cm" draw:z-index="0"><draw:text-box fo:min-height="12.019cm"><text:p text:style-name="Illustration"><draw:frame draw:style-name="fr7" draw:name="graphics10" text:anchor-type="paragraph" svg:x="0.004cm" svg:y="0.002cm" svg:width="17cm" style:rel-width="100%" svg:height="12.019cm" style:rel-height="scale" draw:z-index="8"><draw:image xlink:href="../positioning%20in%20the%20new%20system.png" xlink:type="simple" xlink:show="embed" xlink:actuate="onLoad"/></draw:frame>Illustration <text:sequence text:ref-name="refIllustration2" text:name="Illustration" text:formula="ooow:Illustration+1" style:num-format="1">3</text:sequence>: Positioning data flow in the new system</text:p></draw:text-box></draw:frame><text:soft-page-break/></text:p>
      <text:p text:style-name="Text_20_body">The positioning system and the attached device (here, a measurement system) are entirely separated, making them completely replaceable, as long as the data interface is maintained.</text:p>
      <text:p text:style-name="Text_20_body">The files of the measurement system are now ready for delivery without additional post processing step, unlike in the older system.</text:p>
      <text:list text:style-name="Outline" text:continue-numbering="true">
        <text:list-item>
          <text:list text:continue-numbering="true">
            <text:list-item>
              <text:h text:style-name="Heading_20_2" text:outline-level="2">User characteristics</text:h>
            </text:list-item>
          </text:list>
        </text:list-item>
      </text:list>
      <text:p text:style-name="Text_20_body">The average user of the system is a measurement technician that has general computing skills. The user may be occupied with other tasks when using the system. </text:p>
      <text:p text:style-name="Text_20_body">It can not be assumed, that the user thoroughly understands navigation and positioning methodologies.</text:p>
      <text:p text:style-name="Text_20_body">No further user characteristic is intended. Especially there is no user identification. Anyone with physical access can use the system.</text:p>
      <text:list text:style-name="Outline" text:continue-numbering="true">
        <text:list-item>
          <text:list text:continue-numbering="true">
            <text:list-item>
              <text:h text:style-name="P3" text:outline-level="2">Constraints</text:h>
            </text:list-item>
          </text:list>
        </text:list-item>
      </text:list>
      <text:p text:style-name="mskQuestion">Technologies used for positioning</text:p>
      <text:p text:style-name="P2">The system uses multiple technologies from which it derives it's current position. These are:</text:p>
      <text:list text:style-name="L2">
        <text:list-item>
          <text:p text:style-name="P9">a GPS receiver with external antenna</text:p>
        </text:list-item>
        <text:list-item>
          <text:p text:style-name="P9">a database of georeferenced WiFi Access Points</text:p>
        </text:list-item>
        <text:list-item>
          <text:p text:style-name="P9">an inertial positioning system</text:p>
        </text:list-item>
        <text:list-item>
          <text:p text:style-name="P9">a track database. The system uses prerecorded data about train tracks to correct the currently determined position from the other position providers.</text:p>
        </text:list-item>
        <text:list-item>
          <text:p text:style-name="P9">An event marker database. The system uses prerecorded event markers and their geographical position to present the user with event markers, he or she can fire.</text:p>
        </text:list-item>
      </text:list>
      <text:list text:style-name="Outline" text:continue-numbering="true">
        <text:list-item>
          <text:list text:continue-numbering="true">
            <text:list-item>
              <text:h text:style-name="Heading_20_2" text:outline-level="2">Assumptions and dependencies</text:h>
            </text:list-item>
          </text:list>
        </text:list-item>
      </text:list>
      <text:p text:style-name="mskQuestion">Power Supply and mechanics</text:p>
      <text:p text:style-name="Text_20_body">The power supply for the system will not be developed within this thesis. It is assumed, that enough power will be available for operation and there is no power interruption during it's uptime. The hardware will only be assembled as prototype.</text:p>
      <text:p text:style-name="mskQuestion">Look-And-Feel of the GUI</text:p>
      <text:p text:style-name="Text_20_body">The GUI may be all contained within a single dialog or they may get integrated into several independent visual elements. The exact implementation may be chosen as part of the designed system architecture.</text:p>
      <text:p text:style-name="mskQuestion">3<text:span text:style-name="T2">rd</text:span> party library usage is unrestricted</text:p>
      <text:p text:style-name="Text_20_body">The system depends on the .NET Runtime package, version 3.5, Service Pack 1. It is also assumed, any available libraries for .NET may be used in the development</text:p>
      <text:p text:style-name="Text_20_body">The system may depend on 3rd party software and libraries. For the sake of development speed, it is even encouraged to use such 3rd part components.</text:p>
      <text:p text:style-name="Text_20_body">As database system, the Microsoft SQL server 2005 or any newer version may get used.</text:p>
      <text:p text:style-name="mskQuestion">Only basic math is used</text:p>
      <text:p text:style-name="Text_20_body">Only basic mathematical algorithms are used for the processing of the positioning data. With this assumption, the position estimate is calculated on a best-effort basis.</text:p>
      <text:p text:style-name="mskQuestion">Availability of data for the input technologies</text:p>
      <text:p text:style-name="Text_20_body">All data used for the event marker database, the track database and <text:s/>the WiFi Access Point database is already available in an easily parseable file format. Acquiring this data is not part of this thesis.</text:p>
      <text:p text:style-name="Text_20_body">Where necessary or useful, small amounts of sample data may get acquired during the development of the system.</text:p>
      <text:p text:style-name="mskQuestion">Installation and Distribution</text:p>
      <text:p text:style-name="Text_20_body">Only one system is needed and therefore no installer package is compiled. Also, any device drivers are required to get installed manually, according to the instructions from the respective manufacturer.</text:p>
      <text:p text:style-name="Text_20_body">It is assumed, that, besides the components of this system, no other software runs on the same computer.</text:p>
      <text:p text:style-name="mskQuestion"><text:soft-page-break/>Position estimate quality</text:p>
      <text:p text:style-name="Text_20_body">There is no probability check of the outputted position estimates. The <text:span text:style-name="T1">position estimates do not emulate the real movement of the train along the track.</text:span></text:p>
      <text:p text:style-name="P2">For estimating the position, the effect delay caused by the traveling speed of the system is neglected.</text:p>
      <text:p text:style-name="mskQuestion">Hardware</text:p>
      <text:p text:style-name="P2">The used laptop features an internals WiFi card that is accessible using the native Windows API.</text:p>
      <text:list text:style-name="Outline" text:continue-numbering="true">
        <text:list-item>
          <text:list text:continue-numbering="true">
            <text:list-item>
              <text:h text:style-name="Heading_20_2" text:outline-level="2">Apportioning of requirements</text:h>
            </text:list-item>
          </text:list>
        </text:list-item>
      </text:list>
      <text:p text:style-name="Text_20_body">In later versions, the following requirements could be additionally met:</text:p>
      <text:list text:style-name="L3">
        <text:list-item>
          <text:p text:style-name="P10">The processing of position estimates uses advanced mathematical algorithms, as for example the Kalman filter and the Bayes estimator.</text:p>
        </text:list-item>
        <text:list-item>
          <text:p text:style-name="P10">Additional inputs interfaces may be supported, as for example NMEA.</text:p>
        </text:list-item>
      </text:list>
      <text:section text:style-name="Sect1" text:name="Specific Requirements" text:protected="true">
        <text:section-source xlink:href="../SRS%20-%20Specific%20Requirements.odt" text:filter-name="writer8"/>
        <text:list text:style-name="Outline" text:continue-numbering="true">
          <text:list-item>
            <text:h text:style-name="Heading_20_1" text:outline-level="1">Specific requirements</text:h>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Table_20_Heading">ID</text:p>
            </table:table-cell>
            <table:table-cell table:style-name="Table4.A1" office:value-type="string">
              <text:p text:style-name="Table_20_Heading">Name</text:p>
            </table:table-cell>
            <table:table-cell table:style-name="Table4.A1" office:value-type="string">
              <text:p text:style-name="Table_20_Heading">Description</text:p>
            </table:table-cell>
            <table:table-cell table:style-name="Table4.A1" office:value-type="string">
              <text:p text:style-name="Table_20_Heading">Prio.</text:p>
            </table:table-cell>
            <table:table-cell table:style-name="Table4.E1" office:value-type="string">
              <text:p text:style-name="Table_20_Heading"/>
            </table:table-cell>
          </table:table-row>
          <table:table-row table:style-name="Table4.1">
            <table:table-cell table:style-name="Table4.A2" table:number-columns-spanned="5" office:value-type="string">
              <text:list text:style-name="Outline" text:continue-numbering="true">
                <text:list-item>
                  <text:list text:continue-numbering="true">
                    <text:list-item>
                      <text:h text:style-name="P12" text:outline-level="2">External interface requirements</text:h>
                    </text:list-item>
                  </text:list>
                </text:list-item>
              </text:list>
            </table:table-cell>
            <table:covered-table-cell/>
            <table:covered-table-cell/>
            <table:covered-table-cell/>
            <table:covered-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P13" text:outline-level="3">System Interfaces</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Table_20_Contents">1</text:p>
            </table:table-cell>
            <table:table-cell table:style-name="Table4.A4" office:value-type="string">
              <text:p text:style-name="Table_20_Contents">NMEA Protocol</text:p>
            </table:table-cell>
            <table:table-cell table:style-name="Table4.A4" office:value-type="string">
              <text:p text:style-name="Table_20_Contents">The well-known NMEA 0813 protocol is used for outputting data from the system.</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Table_20_Contents">2</text:p>
            </table:table-cell>
            <table:table-cell table:style-name="Table4.A4" office:value-type="string">
              <text:p text:style-name="Table_20_Contents">NMEA Update</text:p>
            </table:table-cell>
            <table:table-cell table:style-name="Table4.A4" office:value-type="string">
              <text:p text:style-name="Table_20_Contents">Each Sentence is issued every second.</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Table_20_Contents">3</text:p>
            </table:table-cell>
            <table:table-cell table:style-name="Table4.A4" office:value-type="string">
              <text:p text:style-name="Table_20_Contents">NMEA serial configuration</text:p>
            </table:table-cell>
            <table:table-cell table:style-name="Table4.A4" office:value-type="string">
              <text:p text:style-name="Table_20_Contents">The standard NMEA serial configuration is supported, which is 4800 b/s (bit per second rate) with 8 bits of data, no parity, and one stop bit.</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Table_20_Contents">4</text:p>
            </table:table-cell>
            <table:table-cell table:style-name="Table4.A4" office:value-type="string">
              <text:p text:style-name="Table_20_Contents">NMEA speed</text:p>
            </table:table-cell>
            <table:table-cell table:style-name="Table4.A4" office:value-type="string">
              <text:p text:style-name="Table_20_Contents">Higher baud rates are supported: 9800 b/s and 115200 b/s</text:p>
            </table:table-cell>
            <table:table-cell table:style-name="Table4.A4" office:value-type="string">
              <text:p text:style-name="Table_20_Contents">2</text:p>
            </table:table-cell>
            <table:table-cell table:style-name="Table4.A2" office:value-type="string">
              <text:p text:style-name="Table_20_Contents"/>
            </table:table-cell>
          </table:table-row>
          <table:table-row table:style-name="Table4.1">
            <table:table-cell table:style-name="Table4.A4" office:value-type="string">
              <text:p text:style-name="Table_20_Contents">5</text:p>
            </table:table-cell>
            <table:table-cell table:style-name="Table4.A4" office:value-type="string">
              <text:p text:style-name="Table_20_Contents">RMC Sentence</text:p>
            </table:table-cell>
            <table:table-cell table:style-name="Table4.A4" office:value-type="string">
              <text:p text:style-name="Table_20_Contents">The RMC Sentence with all parameters is provided. The data is compiled as follows, where the units are according to the NMEA specs:</text:p>
              <text:list text:style-name="L8">
                <text:list-item>
                  <text:p text:style-name="P15">Time of fix is the current UTC</text:p>
                </text:list-item>
                <text:list-item>
                  <text:p text:style-name="P15">Navigation receiver warning is A (valid) when the currently estimated CEP is less than the specified CEP, V (Warning) otherwise.</text:p>
                </text:list-item>
                <text:list-item>
                  <text:p text:style-name="P15">Latitude and direction is according to the current position estimate</text:p>
                </text:list-item>
                <text:list-item>
                  <text:p text:style-name="P15">Longitude and direction is according to the current position estimate</text:p>
                </text:list-item>
                <text:list-item>
                  <text:p text:style-name="P15">Speed over Ground (in Knots!), is current speed estimate</text:p>
                </text:list-item>
                <text:list-item>
                  <text:p text:style-name="P15">Track angle in degrees is the current track estimate</text:p>
                </text:list-item>
                <text:list-item>
                  <text:p text:style-name="P15">Date is the current date</text:p>
                </text:list-item>
                <text:list-item>
                  <text:p text:style-name="P15">Magnetic variation is set to zero</text:p>
                </text:list-item>
                <text:list-item>
                  <text:p text:style-name="P15">The checksum is calculated according to the data.</text:p>
                </text:list-item>
              </text:list>
            </table:table-cell>
            <table:table-cell table:style-name="Table4.A4" office:value-type="string">
              <text:p text:style-name="Table_20_Contents">1</text:p>
            </table:table-cell>
            <table:table-cell table:style-name="Table4.A2" office:value-type="string">
              <text:p text:style-name="Table_20_Contents"/>
            </table:table-cell>
          </table:table-row>
          <text:soft-page-break/>
          <table:table-row table:style-name="Table4.1">
            <table:table-cell table:style-name="Table4.A4" office:value-type="string">
              <text:p text:style-name="Table_20_Contents">6</text:p>
            </table:table-cell>
            <table:table-cell table:style-name="Table4.A4" office:value-type="string">
              <text:p text:style-name="Table_20_Contents">GGA Sentence</text:p>
            </table:table-cell>
            <table:table-cell table:style-name="Table4.A4" office:value-type="string">
              <text:p text:style-name="Table_20_Contents">The GGA Sentence with all parameters is provided. The data is compiled as follows, where the units are according to the NMEA specs:</text:p>
              <text:list text:style-name="L9">
                <text:list-item>
                  <text:p text:style-name="P16">Time of fix is the current UTC</text:p>
                </text:list-item>
                <text:list-item>
                  <text:p text:style-name="P16">Latitude and direction is according to the current position estimate</text:p>
                </text:list-item>
                <text:list-item>
                  <text:p text:style-name="P16">Longitude and direction is according to the current position estimate</text:p>
                </text:list-item>
                <text:list-item>
                  <text:p text:style-name="P16">Fix Quality indicator. It is set to:<text:line-break/>0 (invalid) when no positioning information was yet obtained since system start.<text:line-break/>1 (GPS fix) if a fix from the GPS input was available within the last 3 seconds.<text:line-break/>6 (estimated) otherwise</text:p>
                </text:list-item>
                <text:list-item>
                  <text:p text:style-name="P16">Number of satellites is set to:<text:line-break/>to the number of satellites from the last GPS fix, if it is not older than 3 seconds,<text:line-break/>0 otherwise.</text:p>
                </text:list-item>
                <text:list-item>
                  <text:p text:style-name="P16">Horizontal dilution of position is set to an estimation of the CEP of the current position estimate.</text:p>
                </text:list-item>
                <text:list-item>
                  <text:p text:style-name="P16">Altitude, Meters, above mean sea level is set to the value of the last GPS input</text:p>
                </text:list-item>
                <text:list-item>
                  <text:p text:style-name="P16">Height of geoid (mean sea level) above WGS84 ellipsoid is set to the corresponding value of the last GPS input</text:p>
                </text:list-item>
                <text:list-item>
                  <text:p text:style-name="P16">time in seconds since last DGPS update is left empty</text:p>
                </text:list-item>
                <text:list-item>
                  <text:p text:style-name="P16">DGPS station ID number is left empty</text:p>
                </text:list-item>
                <text:list-item>
                  <text:p text:style-name="P16">The checksum is calculated according to the data.</text:p>
                </text:list-item>
              </text:list>
            </table:table-cell>
            <table:table-cell table:style-name="Table4.A4" office:value-type="string">
              <text:p text:style-name="Table_20_Contents">3</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User Interfaces</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Table_20_Contents">7</text:p>
            </table:table-cell>
            <table:table-cell table:style-name="Table4.A4" office:value-type="string">
              <text:p text:style-name="Table_20_Contents">GUI not mandatory</text:p>
            </table:table-cell>
            <table:table-cell table:style-name="Table4.A4" office:value-type="string">
              <text:p text:style-name="Table_20_Contents">The system must also work (with accordingly limited precision) with no user input at all.</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Table_20_Contents">56</text:p>
            </table:table-cell>
            <table:table-cell table:style-name="Table4.A4" office:value-type="string">
              <text:p text:style-name="Table_20_Contents">GUI English</text:p>
            </table:table-cell>
            <table:table-cell table:style-name="Table4.A4" office:value-type="string">
              <text:p text:style-name="Table_20_Contents">The language of the GUI of the system is US English.</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Table_20_Contents"/>
            </table:table-cell>
            <table:table-cell table:style-name="Table4.A4" office:value-type="string">
              <text:p text:style-name="Table_20_Contents">GUI translatable</text:p>
            </table:table-cell>
            <table:table-cell table:style-name="Table4.A4" office:value-type="string">
              <text:p text:style-name="Table_20_Contents">The language of the GUI can be changed without recompilation, e.g. by replacing one or more files.</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2" table:number-columns-spanned="5" office:value-type="string">
              <text:p text:style-name="P18">Selecting the current railway segment</text:p>
            </table:table-cell>
            <table:covered-table-cell/>
            <table:covered-table-cell/>
            <table:covered-table-cell/>
            <table:covered-table-cell/>
          </table:table-row>
          <text:soft-page-break/>
          <table:table-row table:style-name="Table4.1">
            <table:table-cell table:style-name="Table4.A4" office:value-type="string">
              <text:p text:style-name="P14">8</text:p>
            </table:table-cell>
            <table:table-cell table:style-name="Table4.A4" office:value-type="string">
              <text:p text:style-name="P14">GUI railway segment number</text:p>
            </table:table-cell>
            <table:table-cell table:style-name="Table4.A4" office:value-type="string">
              <text:p text:style-name="Table_20_Contents">At any time, the user may input the railway segment number he or she is currently traveling on. This narrows down the possible positions to a set of lines between the way points for this segment.</text:p>
            </table:table-cell>
            <table:table-cell table:style-name="Table4.A4" office:value-type="string">
              <text:p text:style-name="P14">1</text:p>
            </table:table-cell>
            <table:table-cell table:style-name="Table4.A2" office:value-type="string">
              <text:p text:style-name="P14"/>
            </table:table-cell>
          </table:table-row>
          <table:table-row table:style-name="Table4.1">
            <table:table-cell table:style-name="Table4.A4" office:value-type="string">
              <text:p text:style-name="P14">9</text:p>
            </table:table-cell>
            <table:table-cell table:style-name="Table4.A4" office:value-type="string">
              <text:p text:style-name="P14">GUI segment as text</text:p>
            </table:table-cell>
            <table:table-cell table:style-name="Table4.A4" office:value-type="string">
              <text:p text:style-name="Table_20_Contents">The input is possible via a text field.</text:p>
            </table:table-cell>
            <table:table-cell table:style-name="Table4.A4" office:value-type="string">
              <text:p text:style-name="P14">1</text:p>
            </table:table-cell>
            <table:table-cell table:style-name="Table4.A2" office:value-type="string">
              <text:p text:style-name="P14"/>
            </table:table-cell>
          </table:table-row>
          <table:table-row table:style-name="Table4.1">
            <table:table-cell table:style-name="Table4.A4" office:value-type="string">
              <text:p text:style-name="P14">10</text:p>
            </table:table-cell>
            <table:table-cell table:style-name="Table4.A4" office:value-type="string">
              <text:p text:style-name="P14">Track db input matching</text:p>
            </table:table-cell>
            <table:table-cell table:style-name="Table4.A4" office:value-type="string">
              <text:p text:style-name="Table_20_Contents">If the input does not match to an entry in the track database, an error message is shown to the user.</text:p>
            </table:table-cell>
            <table:table-cell table:style-name="Table4.A4" office:value-type="string">
              <text:p text:style-name="P14">1</text:p>
            </table:table-cell>
            <table:table-cell table:style-name="Table4.A2" office:value-type="string">
              <text:p text:style-name="P14"/>
            </table:table-cell>
          </table:table-row>
          <table:table-row table:style-name="Table4.1">
            <table:table-cell table:style-name="Table4.A4" office:value-type="string">
              <text:p text:style-name="P14">11</text:p>
            </table:table-cell>
            <table:table-cell table:style-name="Table4.A4" office:value-type="string">
              <text:p text:style-name="P14">Track db input plausibility</text:p>
            </table:table-cell>
            <table:table-cell table:style-name="Table4.A4" office:value-type="string">
              <text:p text:style-name="Table_20_Contents">A plausibility check against the current position is done for this user input.</text:p>
            </table:table-cell>
            <table:table-cell table:style-name="Table4.A4" office:value-type="string">
              <text:p text:style-name="P14">3</text:p>
            </table:table-cell>
            <table:table-cell table:style-name="Table4.A2" office:value-type="string">
              <text:p text:style-name="P14"/>
            </table:table-cell>
          </table:table-row>
          <table:table-row table:style-name="Table4.1">
            <table:table-cell table:style-name="Table4.A4" office:value-type="string">
              <text:p text:style-name="P14">12</text:p>
            </table:table-cell>
            <table:table-cell table:style-name="Table4.A4" office:value-type="string">
              <text:p text:style-name="P14">Track db input success</text:p>
            </table:table-cell>
            <table:table-cell table:style-name="Table4.A4" office:value-type="string">
              <text:p text:style-name="Table_20_Contents">A successful input of a segment number (re)populates the event marker list. As long as the user has not entered a valid segment number, the event marker list remains empty, thus disallowing firing of event markers.</text:p>
            </table:table-cell>
            <table:table-cell table:style-name="Table4.A4" office:value-type="string">
              <text:p text:style-name="P14">1</text:p>
            </table:table-cell>
            <table:table-cell table:style-name="Table4.A2" office:value-type="string">
              <text:p text:style-name="P14"/>
            </table:table-cell>
          </table:table-row>
          <table:table-row table:style-name="Table4.1">
            <table:table-cell table:style-name="Table4.A2" table:number-columns-spanned="5" office:value-type="string">
              <text:p text:style-name="P18">Event marker firing by the user</text:p>
            </table:table-cell>
            <table:covered-table-cell/>
            <table:covered-table-cell/>
            <table:covered-table-cell/>
            <table:covered-table-cell/>
          </table:table-row>
          <table:table-row table:style-name="Table4.1">
            <table:table-cell table:style-name="Table4.A4" office:value-type="string">
              <text:p text:style-name="P14">13</text:p>
            </table:table-cell>
            <table:table-cell table:style-name="Table4.A4" office:value-type="string">
              <text:p text:style-name="P14">Event firing</text:p>
            </table:table-cell>
            <table:table-cell table:style-name="Table4.A4" office:value-type="string">
              <text:p text:style-name="Table_20_Contents">The user must be able to fire an event when traveling past a landmark in the event marker database. </text:p>
            </table:table-cell>
            <table:table-cell table:style-name="Table4.A4" office:value-type="string">
              <text:p text:style-name="P14">1</text:p>
            </table:table-cell>
            <table:table-cell table:style-name="Table4.A2" office:value-type="string">
              <text:p text:style-name="P14"/>
            </table:table-cell>
          </table:table-row>
          <table:table-row table:style-name="Table4.1">
            <table:table-cell table:style-name="Table4.A4" office:value-type="string">
              <text:p text:style-name="P14">14</text:p>
            </table:table-cell>
            <table:table-cell table:style-name="Table4.A4" office:value-type="string">
              <text:p text:style-name="P14">Stop event</text:p>
            </table:table-cell>
            <table:table-cell table:style-name="Table4.A4" office:value-type="string">
              <text:p text:style-name="Table_20_Contents">The user has the possibility to fire an event, when the train is completely stopped. </text:p>
            </table:table-cell>
            <table:table-cell table:style-name="Table4.A4" office:value-type="string">
              <text:p text:style-name="P14">1</text:p>
            </table:table-cell>
            <table:table-cell table:style-name="Table4.A2" office:value-type="string">
              <text:p text:style-name="P14"/>
            </table:table-cell>
          </table:table-row>
          <table:table-row table:style-name="Table4.1">
            <table:table-cell table:style-name="Table4.A4" office:value-type="string">
              <text:p text:style-name="P14">15</text:p>
            </table:table-cell>
            <table:table-cell table:style-name="Table4.A4" office:value-type="string">
              <text:p text:style-name="P14">Event list scrollable</text:p>
            </table:table-cell>
            <table:table-cell table:style-name="Table4.A4" office:value-type="string">
              <text:p text:style-name="Table_20_Contents">The event markers are presented in a scrollable list. Each list entry equals to one event marker. </text:p>
            </table:table-cell>
            <table:table-cell table:style-name="Table4.A4" office:value-type="string">
              <text:p text:style-name="P14">1</text:p>
            </table:table-cell>
            <table:table-cell table:style-name="Table4.A2" office:value-type="string">
              <text:p text:style-name="P14"/>
            </table:table-cell>
          </table:table-row>
          <table:table-row table:style-name="Table4.1">
            <table:table-cell table:style-name="Table4.A4" office:value-type="string">
              <text:p text:style-name="P14">16</text:p>
            </table:table-cell>
            <table:table-cell table:style-name="Table4.A4" office:value-type="string">
              <text:p text:style-name="P14">Event list population</text:p>
            </table:table-cell>
            <table:table-cell table:style-name="Table4.A4" office:value-type="string">
              <text:p text:style-name="Table_20_Contents">After the list gets populated (see above), the first event marker is selected. </text:p>
            </table:table-cell>
            <table:table-cell table:style-name="Table4.A4" office:value-type="string">
              <text:p text:style-name="P14">2</text:p>
            </table:table-cell>
            <table:table-cell table:style-name="Table4.A2" office:value-type="string">
              <text:p text:style-name="P14"/>
            </table:table-cell>
          </table:table-row>
          <table:table-row table:style-name="Table4.1">
            <table:table-cell table:style-name="Table4.A4" office:value-type="string">
              <text:p text:style-name="P14">17</text:p>
            </table:table-cell>
            <table:table-cell table:style-name="Table4.A4" office:value-type="string">
              <text:p text:style-name="P14">Event reselection</text:p>
            </table:table-cell>
            <table:table-cell table:style-name="Table4.A4" office:value-type="string">
              <text:p text:style-name="Table_20_Contents">When the user fires an event marker, the next one in the list is automatically selected. </text:p>
            </table:table-cell>
            <table:table-cell table:style-name="Table4.A4" office:value-type="string">
              <text:p text:style-name="P14">2</text:p>
            </table:table-cell>
            <table:table-cell table:style-name="Table4.A2" office:value-type="string">
              <text:p text:style-name="P14"/>
            </table:table-cell>
          </table:table-row>
          <table:table-row table:style-name="Table4.1">
            <table:table-cell table:style-name="Table4.A4" office:value-type="string">
              <text:p text:style-name="P14">53</text:p>
            </table:table-cell>
            <table:table-cell table:style-name="Table4.A4" office:value-type="string">
              <text:p text:style-name="P14">Event shortcut</text:p>
            </table:table-cell>
            <table:table-cell table:style-name="Table4.A4" office:value-type="string">
              <text:p text:style-name="Table_20_Contents">Firing the selected event marker is possible using a single shortcut key on the computer keyboard.</text:p>
            </table:table-cell>
            <table:table-cell table:style-name="Table4.A4" office:value-type="string">
              <text:p text:style-name="P14">2</text:p>
            </table:table-cell>
            <table:table-cell table:style-name="Table4.A2" office:value-type="string">
              <text:p text:style-name="P14"/>
            </table:table-cell>
          </table:table-row>
          <table:table-row table:style-name="Table4.1">
            <table:table-cell table:style-name="Table4.A4" office:value-type="string">
              <text:p text:style-name="P14">54</text:p>
            </table:table-cell>
            <table:table-cell table:style-name="Table4.A4" office:value-type="string">
              <text:p text:style-name="P14">Event double-click</text:p>
            </table:table-cell>
            <table:table-cell table:style-name="Table4.A4" office:value-type="string">
              <text:p text:style-name="Table_20_Contents">Firing an event marker is possible by a double-click of the mouse pointer on an event marker in the list.</text:p>
            </table:table-cell>
            <table:table-cell table:style-name="Table4.A4" office:value-type="string">
              <text:p text:style-name="P14">1</text:p>
            </table:table-cell>
            <table:table-cell table:style-name="Table4.A2" office:value-type="string">
              <text:p text:style-name="P14"/>
            </table:table-cell>
          </table:table-row>
          <table:table-row table:style-name="Table4.1">
            <table:table-cell table:style-name="Table4.A4" office:value-type="string">
              <text:p text:style-name="P14">18</text:p>
            </table:table-cell>
            <table:table-cell table:style-name="Table4.A4" office:value-type="string">
              <text:p text:style-name="P14">Event re-firing</text:p>
            </table:table-cell>
            <table:table-cell table:style-name="Table4.A4" office:value-type="string">
              <text:p text:style-name="Table_20_Contents">The system allows a given event marker to be fired more than once. This allows a user to somewhat “correct” a previously executed firing which was too early.</text:p>
            </table:table-cell>
            <table:table-cell table:style-name="Table4.A4" office:value-type="string">
              <text:p text:style-name="P14">2</text:p>
            </table:table-cell>
            <table:table-cell table:style-name="Table4.A2" office:value-type="string">
              <text:p text:style-name="P14"/>
            </table:table-cell>
          </table:table-row>
          <table:table-row table:style-name="Table4.1">
            <table:table-cell table:style-name="Table4.A4" office:value-type="string">
              <text:p text:style-name="P14">19</text:p>
            </table:table-cell>
            <table:table-cell table:style-name="Table4.A4" office:value-type="string">
              <text:p text:style-name="P14">Last event</text:p>
            </table:table-cell>
            <table:table-cell table:style-name="Table4.A4" office:value-type="string">
              <text:p text:style-name="Table_20_Contents">If the last event marker in the list was fired, no entry is selected.</text:p>
            </table:table-cell>
            <table:table-cell table:style-name="Table4.A4" office:value-type="string">
              <text:p text:style-name="P14">2</text:p>
            </table:table-cell>
            <table:table-cell table:style-name="Table4.A2" office:value-type="string">
              <text:p text:style-name="P14"/>
            </table:table-cell>
          </table:table-row>
          <text:soft-page-break/>
          <table:table-row table:style-name="Table4.1">
            <table:table-cell table:style-name="Table4.A2" table:number-columns-spanned="5" office:value-type="string">
              <text:p text:style-name="P18">Status output</text:p>
            </table:table-cell>
            <table:covered-table-cell/>
            <table:covered-table-cell/>
            <table:covered-table-cell/>
            <table:covered-table-cell/>
          </table:table-row>
          <table:table-row table:style-name="Table4.1">
            <table:table-cell table:style-name="Table4.A4" office:value-type="string">
              <text:p text:style-name="P14">20</text:p>
            </table:table-cell>
            <table:table-cell table:style-name="Table4.A4" office:value-type="string">
              <text:p text:style-name="P14">Status at any time</text:p>
            </table:table-cell>
            <table:table-cell table:style-name="Table4.A4" office:value-type="string">
              <text:p text:style-name="Table_20_Contents">At any time, the user can see status information of all attached position providers. </text:p>
            </table:table-cell>
            <table:table-cell table:style-name="Table4.A4" office:value-type="string">
              <text:p text:style-name="P14">2</text:p>
            </table:table-cell>
            <table:table-cell table:style-name="Table4.A2" office:value-type="string">
              <text:p text:style-name="P14"/>
            </table:table-cell>
          </table:table-row>
          <table:table-row table:style-name="Table4.1">
            <table:table-cell table:style-name="Table4.A4" office:value-type="string">
              <text:p text:style-name="P14">21</text:p>
            </table:table-cell>
            <table:table-cell table:style-name="Table4.A4" office:value-type="string">
              <text:p text:style-name="P14">Position Provider Status information</text:p>
            </table:table-cell>
            <table:table-cell table:style-name="Table4.A4" office:value-type="string">
              <text:p text:style-name="Table_20_Contents">Each position provider provides the following status information: a free textual description (e.g. “3 Satellites in view”), a standard deviation for the last known position, the timestamp of the last known position, and a status indication from one of the following states.</text:p>
              <text:list text:style-name="L10">
                <text:list-item>
                  <text:p text:style-name="P17">Working:The provider has issued a new position in the last 3 seconds.</text:p>
                </text:list-item>
                <text:list-item>
                  <text:p text:style-name="P17">Ready:The provider is ready to provide positioning information.</text:p>
                </text:list-item>
                <text:list-item>
                  <text:p text:style-name="P17">Faulty:The provider is not able to provide positions, because of an error.</text:p>
                </text:list-item>
              </text:list>
            </table:table-cell>
            <table:table-cell table:style-name="Table4.A4" office:value-type="string">
              <text:p text:style-name="P14">2</text:p>
            </table:table-cell>
            <table:table-cell table:style-name="Table4.A2" office:value-type="string">
              <text:p text:style-name="P14"/>
            </table:table-cell>
          </table:table-row>
          <table:table-row table:style-name="Table4.1">
            <table:table-cell table:style-name="Table4.A4" office:value-type="string">
              <text:p text:style-name="P14">22</text:p>
            </table:table-cell>
            <table:table-cell table:style-name="Table4.A4" office:value-type="string">
              <text:p text:style-name="P14">Output status information</text:p>
            </table:table-cell>
            <table:table-cell table:style-name="Table4.A4" office:value-type="string">
              <text:p text:style-name="Table_20_Contents">At any time, the user can see status information of the currently outputted, estimated position. The status information is the same as for a position provider, respectively.</text:p>
            </table:table-cell>
            <table:table-cell table:style-name="Table4.A4" office:value-type="string">
              <text:p text:style-name="P14">1</text:p>
            </table:table-cell>
            <table:table-cell table:style-name="Table4.A2" office:value-type="string">
              <text:p text:style-name="P14"/>
            </table: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Hardware Interfaces</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Table_20_Contents">23</text:p>
            </table:table-cell>
            <table:table-cell table:style-name="Table4.A4" office:value-type="string">
              <text:p text:style-name="Table_20_Contents">Comport Adapter</text:p>
            </table:table-cell>
            <table:table-cell table:style-name="Table4.A4" office:value-type="string">
              <text:p text:style-name="Table_20_Contents">For the serial RS-232 interface output, a USB-To-RS-232 Adapter shall get used, if the computer does not have a built-in interface.</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Table_20_Contents">57</text:p>
            </table:table-cell>
            <table:table-cell table:style-name="Table4.A4" office:value-type="string">
              <text:p text:style-name="Table_20_Contents">Virtual Comport</text:p>
            </table:table-cell>
            <table:table-cell table:style-name="Table4.A4" office:value-type="string">
              <text:p text:style-name="Table_20_Contents">The NMEA data is additionally outputted via a virtual com port.</text:p>
            </table:table-cell>
            <table:table-cell table:style-name="Table4.A4" office:value-type="string">
              <text:p text:style-name="Table_20_Contents">3</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Operations</text:h>
                        </text:list-item>
                      </text:list>
                    </text:list-item>
                  </text:list>
                </text:list-item>
              </text:list>
            </table:table-cell>
            <table:covered-table-cell/>
            <table:covered-table-cell/>
            <table:covered-table-cell/>
            <table:covered-table-cell/>
          </table:table-row>
          <table:table-row table:style-name="Table4.1">
            <table:table-cell table:style-name="Table4.A2" table:number-columns-spanned="5" office:value-type="string">
              <text:p text:style-name="P18">System start and shutdown</text:p>
            </table:table-cell>
            <table:covered-table-cell/>
            <table:covered-table-cell/>
            <table:covered-table-cell/>
            <table:covered-table-cell/>
          </table:table-row>
          <table:table-row table:style-name="Table4.1">
            <table:table-cell table:style-name="Table4.A4" office:value-type="string">
              <text:p text:style-name="Table_20_Contents">24</text:p>
            </table:table-cell>
            <table:table-cell table:style-name="Table4.A4" office:value-type="string">
              <text:p text:style-name="Table_20_Contents">Engine start</text:p>
            </table:table-cell>
            <table:table-cell table:style-name="Table4.A4" office:value-type="string">
              <text:p text:style-name="Table_20_Contents">The user starts the system by starting an engine executable file. No other user action is necessarily needed. This step must be automatable at startup of the underlying operating system by a batch file or similar means.</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25</text:p>
            </table:table-cell>
            <table:table-cell table:style-name="Table4.A4" office:value-type="string">
              <text:p text:style-name="P14">GUI start</text:p>
            </table:table-cell>
            <table:table-cell table:style-name="Table4.A4" office:value-type="string">
              <text:p text:style-name="Table_20_Contents">The user starts the graphical user interface via another executable file, as he or she sees necessity for.</text:p>
            </table:table-cell>
            <table:table-cell table:style-name="Table4.A4" office:value-type="string">
              <text:p text:style-name="P14">2</text:p>
            </table:table-cell>
            <table:table-cell table:style-name="Table4.A2" office:value-type="string">
              <text:p text:style-name="P14"/>
            </table:table-cell>
          </table:table-row>
          <table:table-row table:style-name="Table4.1">
            <table:table-cell table:style-name="Table4.A4" office:value-type="string">
              <text:p text:style-name="P14">26</text:p>
            </table:table-cell>
            <table:table-cell table:style-name="Table4.A4" office:value-type="string">
              <text:p text:style-name="P14">GUI stop</text:p>
            </table:table-cell>
            <table:table-cell table:style-name="Table4.A4" office:value-type="string">
              <text:p text:style-name="Table_20_Contents">Terminating the user interface does not stop the system's engine executable.</text:p>
            </table:table-cell>
            <table:table-cell table:style-name="Table4.A4" office:value-type="string">
              <text:p text:style-name="P14">2</text:p>
            </table:table-cell>
            <table:table-cell table:style-name="Table4.A2" office:value-type="string">
              <text:p text:style-name="P14"/>
            </table:table-cell>
          </table:table-row>
          <table:table-row table:style-name="Table4.1">
            <table:table-cell table:style-name="Table4.A4" office:value-type="string">
              <text:p text:style-name="P14">27</text:p>
            </table:table-cell>
            <table:table-cell table:style-name="Table4.A4" office:value-type="string">
              <text:p text:style-name="P14">Engine stop</text:p>
            </table:table-cell>
            <table:table-cell table:style-name="Table4.A4" office:value-type="string">
              <text:p text:style-name="Table_20_Contents">The user stops the system by terminating the engine executable's process.</text:p>
            </table:table-cell>
            <table:table-cell table:style-name="Table4.A4" office:value-type="string">
              <text:p text:style-name="P14">1</text:p>
            </table:table-cell>
            <table:table-cell table:style-name="Table4.A2" office:value-type="string">
              <text:p text:style-name="P14"/>
            </table:table-cell>
          </table:table-row>
          <text:soft-page-break/>
          <table:table-row table:style-name="Table4.1">
            <table:table-cell table:style-name="Table4.A2" table:number-columns-spanned="5" office:value-type="string">
              <text:list text:style-name="Outline" text:continue-numbering="true">
                <text:list-item>
                  <text:list text:continue-numbering="true">
                    <text:list-item>
                      <text:h text:style-name="Heading_20_2" text:outline-level="2">Functions</text:h>
                    </text:list-item>
                  </text:list>
                </text:list-item>
              </text:list>
            </table:table-cell>
            <table:covered-table-cell/>
            <table:covered-table-cell/>
            <table:covered-table-cell/>
            <table:covered-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Using WiFi as a position provider</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28</text:p>
            </table:table-cell>
            <table:table-cell table:style-name="Table4.A4" office:value-type="string">
              <text:p text:style-name="Table_20_Contents">WiFi scan</text:p>
            </table:table-cell>
            <table:table-cell table:style-name="Table4.A4" office:value-type="string">
              <text:p text:style-name="Table_20_Contents">The system shall scan for surrounding WiFi access points.</text:p>
            </table:table-cell>
            <table:table-cell table:style-name="Table4.A4" office:value-type="string">
              <text:p text:style-name="Table_20_Contents">2</text:p>
            </table:table-cell>
            <table:table-cell table:style-name="Table4.A2" office:value-type="string">
              <text:p text:style-name="Table_20_Contents"/>
            </table:table-cell>
          </table:table-row>
          <table:table-row table:style-name="Table4.1">
            <table:table-cell table:style-name="Table4.A4" office:value-type="string">
              <text:p text:style-name="P14">29</text:p>
            </table:table-cell>
            <table:table-cell table:style-name="Table4.A4" office:value-type="string">
              <text:p text:style-name="Table_20_Contents">WiFi lookup</text:p>
            </table:table-cell>
            <table:table-cell table:style-name="Table4.A4" office:value-type="string">
              <text:p text:style-name="Table_20_Contents">The system shall look up the found access points in a local database with positions of known Access points. If matches are found, the current position of the system shall be estimated by using simple mathematical algorithms.</text:p>
            </table:table-cell>
            <table:table-cell table:style-name="Table4.A4" office:value-type="string">
              <text:p text:style-name="Table_20_Contents">2</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Using GPS as a position provider</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30</text:p>
            </table:table-cell>
            <table:table-cell table:style-name="Table4.A4" office:value-type="string">
              <text:p text:style-name="Table_20_Contents">GPS usage</text:p>
            </table:table-cell>
            <table:table-cell table:style-name="Table4.A4" office:value-type="string">
              <text:p text:style-name="Table_20_Contents">The system shall use a GPS device.</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Using an IMS as position provider</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31</text:p>
            </table:table-cell>
            <table:table-cell table:style-name="Table4.A4" office:value-type="string">
              <text:p text:style-name="Table_20_Contents">IMU usage</text:p>
            </table:table-cell>
            <table:table-cell table:style-name="Table4.A4" office:value-type="string">
              <text:p text:style-name="Table_20_Contents">The system shall use an inertial measurement unit to continue providing position estimate when all other technologies provide no position estimate.</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Using a track database for correction</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32</text:p>
            </table:table-cell>
            <table:table-cell table:style-name="Table4.A4" office:value-type="string">
              <text:p text:style-name="Table_20_Contents">Track db usage</text:p>
            </table:table-cell>
            <table:table-cell table:style-name="Table4.A4" office:value-type="string">
              <text:p text:style-name="Table_20_Contents">Before outputting, the system shall tie all estimated positions to the nearest point on a given set of tracks.</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33</text:p>
            </table:table-cell>
            <table:table-cell table:style-name="Table4.A4" office:value-type="string">
              <text:p text:style-name="Table_20_Contents">Track as waypoints</text:p>
            </table:table-cell>
            <table:table-cell table:style-name="Table4.A4" office:value-type="string">
              <text:p text:style-name="Table_20_Contents">The tracks are defined by waypoints.</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34</text:p>
            </table:table-cell>
            <table:table-cell table:style-name="Table4.A4" office:value-type="string">
              <text:p text:style-name="Table_20_Contents">Unique segment number</text:p>
            </table:table-cell>
            <table:table-cell table:style-name="Table4.A4" office:value-type="string">
              <text:p text:style-name="Table_20_Contents">Each track has a unique segment number for identification.</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35</text:p>
            </table:table-cell>
            <table:table-cell table:style-name="Table4.A4" office:value-type="string">
              <text:p text:style-name="Table_20_Contents">Segment narrowing</text:p>
            </table:table-cell>
            <table:table-cell table:style-name="Table4.A4" office:value-type="string">
              <text:p text:style-name="Table_20_Contents">The set of tracks is narrowed down according to user input of the current track segment number</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Using event markers as position provider</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36</text:p>
            </table:table-cell>
            <table:table-cell table:style-name="Table4.A4" office:value-type="string">
              <text:p text:style-name="Table_20_Contents">Using event markers</text:p>
            </table:table-cell>
            <table:table-cell table:style-name="Table4.A4" office:value-type="string">
              <text:p text:style-name="Table_20_Contents">The system shall use the event markers fired by the user as positioning data.</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Logging</text:h>
                        </text:list-item>
                      </text:list>
                    </text:list-item>
                  </text:list>
                </text:list-item>
              </text:list>
            </table:table-cell>
            <table:covered-table-cell/>
            <table:covered-table-cell/>
            <table:covered-table-cell/>
            <table:covered-table-cell/>
          </table:table-row>
          <text:soft-page-break/>
          <table:table-row table:style-name="Table4.1">
            <table:table-cell table:style-name="Table4.A4" office:value-type="string">
              <text:p text:style-name="P14">37</text:p>
            </table:table-cell>
            <table:table-cell table:style-name="Table4.A4" office:value-type="string">
              <text:p text:style-name="Table_20_Contents">Log output</text:p>
            </table:table-cell>
            <table:table-cell table:style-name="Table4.A4" office:value-type="string">
              <text:p text:style-name="Table_20_Contents">The system produces a log of all outputted data.</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38</text:p>
            </table:table-cell>
            <table:table-cell table:style-name="Table4.A4" office:value-type="string">
              <text:p text:style-name="Table_20_Contents">Log disabling</text:p>
            </table:table-cell>
            <table:table-cell table:style-name="Table4.A4" office:value-type="string">
              <text:p text:style-name="Table_20_Contents">Disabling this function must be possible by configuration.</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39</text:p>
            </table:table-cell>
            <table:table-cell table:style-name="Table4.A4" office:value-type="string">
              <text:p text:style-name="Table_20_Contents">Log file</text:p>
            </table:table-cell>
            <table:table-cell table:style-name="Table4.A4" office:value-type="string">
              <text:p text:style-name="Table_20_Contents">The log is written to a file. The filename contains a timestamp of the current UTC time when the log was started.</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40</text:p>
            </table:table-cell>
            <table:table-cell table:style-name="Table4.A4" office:value-type="string">
              <text:p text:style-name="Table_20_Contents">XML log</text:p>
            </table:table-cell>
            <table:table-cell table:style-name="Table4.A4" office:value-type="string">
              <text:p text:style-name="Table_20_Contents">The log file is in a variety of an XML format.</text:p>
            </table:table-cell>
            <table:table-cell table:style-name="Table4.A4" office:value-type="string">
              <text:p text:style-name="Table_20_Contents">2</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Estimating the position</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41</text:p>
            </table:table-cell>
            <table:table-cell table:style-name="Table4.A4" office:value-type="string">
              <text:p text:style-name="Table_20_Contents">Blending inputs</text:p>
            </table:table-cell>
            <table:table-cell table:style-name="Table4.A4" office:value-type="string">
              <text:p text:style-name="Table_20_Contents">The positioning data gathered from the positioning providers, the IMU, and from the track database is blended together.</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42</text:p>
            </table:table-cell>
            <table:table-cell table:style-name="Table4.A4" office:value-type="string">
              <text:p text:style-name="Table_20_Contents">Position estimation</text:p>
            </table:table-cell>
            <table:table-cell table:style-name="Table4.A4" office:value-type="string">
              <text:p text:style-name="Table_20_Contents">The blending is done in a way that, at any time, the most probable position is outputted, using basic mathematical algorithms.</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43</text:p>
            </table:table-cell>
            <table:table-cell table:style-name="Table4.A4" office:value-type="string">
              <text:p text:style-name="Table_20_Contents">Estimation CEP</text:p>
            </table:table-cell>
            <table:table-cell table:style-name="Table4.A4" office:value-type="string">
              <text:p text:style-name="Table_20_Contents">The CEP after blending is 25 meters or below when the train is stopped, at any time.</text:p>
            </table:table-cell>
            <table:table-cell table:style-name="Table4.A4" office:value-type="string">
              <text:p text:style-name="Table_20_Contents">3</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h text:style-name="Heading_20_2" text:outline-level="2">Performance Requirements</text:h>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44</text:p>
            </table:table-cell>
            <table:table-cell table:style-name="Table4.A4" office:value-type="string">
              <text:p text:style-name="Table_20_Contents">Waypoint count</text:p>
            </table:table-cell>
            <table:table-cell table:style-name="Table4.A4" office:value-type="string">
              <text:p text:style-name="Table_20_Contents">The system is capable of working with as much as 100000 track waypoints.</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45</text:p>
            </table:table-cell>
            <table:table-cell table:style-name="Table4.A4" office:value-type="string">
              <text:p text:style-name="Table_20_Contents">AP count</text:p>
            </table:table-cell>
            <table:table-cell table:style-name="Table4.A4" office:value-type="string">
              <text:p text:style-name="Table_20_Contents">The system is capable of working with as much as 100000 stored access points.</text:p>
            </table:table-cell>
            <table:table-cell table:style-name="Table4.A4" office:value-type="string">
              <text:p text:style-name="Table_20_Contents">2</text:p>
            </table:table-cell>
            <table:table-cell table:style-name="Table4.A2" office:value-type="string">
              <text:p text:style-name="Table_20_Contents"/>
            </table:table-cell>
          </table:table-row>
          <table:table-row table:style-name="Table4.1">
            <table:table-cell table:style-name="Table4.A4" office:value-type="string">
              <text:p text:style-name="P14">46</text:p>
            </table:table-cell>
            <table:table-cell table:style-name="Table4.A4" office:value-type="string">
              <text:p text:style-name="Table_20_Contents">Maximum speed with GPS</text:p>
            </table:table-cell>
            <table:table-cell table:style-name="Table4.A4" office:value-type="string">
              <text:p text:style-name="Table_20_Contents">The system works at traveling speeds up to 200 km per hour, when the GPS sensor is providing position estimates.</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64</text:p>
            </table:table-cell>
            <table:table-cell table:style-name="Table4.A4" office:value-type="string">
              <text:p text:style-name="Table_20_Contents">Maximum speed with any sensor</text:p>
            </table:table-cell>
            <table:table-cell table:style-name="Table4.A4" office:value-type="string">
              <text:p text:style-name="Table_20_Contents">The system works at traveling speeds up to 200 km per hour, when any of the sensors is solely providing position estimates.</text:p>
            </table:table-cell>
            <table:table-cell table:style-name="Table4.A4" office:value-type="string">
              <text:p text:style-name="Table_20_Contents">3</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h text:style-name="Heading_20_2" text:outline-level="2">Database requirements</text:h>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47</text:p>
            </table:table-cell>
            <table:table-cell table:style-name="Table4.A4" office:value-type="string">
              <text:p text:style-name="Table_20_Contents">Db update</text:p>
            </table:table-cell>
            <table:table-cell table:style-name="Table4.A4" office:value-type="string">
              <text:p text:style-name="Table_20_Contents">When the system is not running, all data for the track waypoints, the WiFi Access points, and the event markers is replaceable.</text:p>
            </table:table-cell>
            <table:table-cell table:style-name="Table4.A4" office:value-type="string">
              <text:p text:style-name="Table_20_Contents">2</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h text:style-name="Heading_20_2" text:outline-level="2">Design constraints</text:h>
                    </text:list-item>
                  </text:list>
                </text:list-item>
              </text:list>
            </table:table-cell>
            <table:covered-table-cell/>
            <table:covered-table-cell/>
            <table:covered-table-cell/>
            <table:covered-table-cell/>
          </table:table-row>
          <text:soft-page-break/>
          <table:table-row table:style-name="Table4.1">
            <table:table-cell table:style-name="Table4.A4" office:value-type="string">
              <text:p text:style-name="P14">48</text:p>
            </table:table-cell>
            <table:table-cell table:style-name="Table4.A4" office:value-type="string">
              <text:p text:style-name="Table_20_Contents">Using laptop</text:p>
            </table:table-cell>
            <table:table-cell table:style-name="Table4.A4" office:value-type="string">
              <text:p text:style-name="Table_20_Contents">The system runs on a standard, mid-class, laptop computer of a recent date.</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49</text:p>
            </table:table-cell>
            <table:table-cell table:style-name="Table4.A4" office:value-type="string">
              <text:p text:style-name="Table_20_Contents">Using 3<text:span text:style-name="T2">rd</text:span> party libs</text:p>
            </table:table-cell>
            <table:table-cell table:style-name="Table4.A4" office:value-type="string">
              <text:p text:style-name="Table_20_Contents">Used 3rd party components and its interfaces must be noted. In case they do not allow commercial usage through their licensing model, they must be later replaceable and the interfaces used must be described.</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4" office:value-type="string">
              <text:p text:style-name="P14">55</text:p>
            </table:table-cell>
            <table:table-cell table:style-name="Table4.A4" office:value-type="string">
              <text:p text:style-name="Table_20_Contents">Engine separated</text:p>
            </table:table-cell>
            <table:table-cell table:style-name="Table4.A4" office:value-type="string">
              <text:p text:style-name="Table_20_Contents">The system has the positioning engine (without any GUI) and the GUI in separate executables.</text:p>
            </table:table-cell>
            <table:table-cell table:style-name="Table4.A4" office:value-type="string">
              <text:p text:style-name="Table_20_Contents">2</text:p>
            </table:table-cell>
            <table:table-cell table:style-name="Table4.A2" office:value-type="string">
              <text:p text:style-name="Table_20_Contents"/>
            </table:table-cell>
          </table:table-row>
          <table:table-row table:style-name="Table4.1">
            <table:table-cell table:style-name="Table4.A4" office:value-type="string">
              <text:p text:style-name="P14">63</text:p>
            </table:table-cell>
            <table:table-cell table:style-name="Table4.A4" office:value-type="string">
              <text:p text:style-name="Table_20_Contents">Emulation mode</text:p>
            </table:table-cell>
            <table:table-cell table:style-name="Table4.A4" office:value-type="string">
              <text:p text:style-name="Table_20_Contents">One or more position provider can get emulated to the system with some form of prepared position estimates. This serves for the test of parts of the system without using the actual hardware or boarding a train. An interface for implementation is provided for this.</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Standards compliance</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50</text:p>
            </table:table-cell>
            <table:table-cell table:style-name="Table4.A4" office:value-type="string">
              <text:p text:style-name="Table_20_Contents">NMEA output</text:p>
            </table:table-cell>
            <table:table-cell table:style-name="Table4.A4" office:value-type="string">
              <text:p text:style-name="Table_20_Contents">The output conforms to the NMEA 0813 protocol</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h text:style-name="Heading_20_2" text:outline-level="2">Software system attributes</text:h>
                    </text:list-item>
                  </text:list>
                </text:list-item>
              </text:list>
            </table:table-cell>
            <table:covered-table-cell/>
            <table:covered-table-cell/>
            <table:covered-table-cell/>
            <table:covered-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Source Code</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51</text:p>
            </table:table-cell>
            <table:table-cell table:style-name="Table4.A4" office:value-type="string">
              <text:p text:style-name="Table_20_Contents">Coding Guidelines</text:p>
            </table:table-cell>
            <table:table-cell table:style-name="Table4.A4" office:value-type="string">
              <text:p text:style-name="Table_20_Contents">The coding guidelines of the customer are applied.</text:p>
            </table:table-cell>
            <table:table-cell table:style-name="Table4.A4" office:value-type="string">
              <text:p text:style-name="Table_20_Contents">1</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list text:continue-numbering="true">
                        <text:list-item>
                          <text:h text:style-name="Heading_20_3" text:outline-level="3">Availability</text:h>
                        </text:list-item>
                      </text:list>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52</text:p>
            </table:table-cell>
            <table:table-cell table:style-name="Table4.A4" office:value-type="string">
              <text:p text:style-name="Table_20_Contents">Availability</text:p>
            </table:table-cell>
            <table:table-cell table:style-name="Table4.A4" office:value-type="string">
              <text:p text:style-name="Table_20_Contents">The system must be able to run 10 hours continuously. </text:p>
            </table:table-cell>
            <table:table-cell table:style-name="Table4.A4" office:value-type="string">
              <text:p text:style-name="Table_20_Contents">2</text:p>
            </table:table-cell>
            <table:table-cell table:style-name="Table4.A2" office:value-type="string">
              <text:p text:style-name="Table_20_Contents"/>
            </table:table-cell>
          </table:table-row>
          <table:table-row table:style-name="Table4.1">
            <table:table-cell table:style-name="Table4.A2" table:number-columns-spanned="5" office:value-type="string">
              <text:list text:style-name="Outline" text:continue-numbering="true">
                <text:list-item>
                  <text:list text:continue-numbering="true">
                    <text:list-item>
                      <text:h text:style-name="P12" text:outline-level="2">Other requirements</text:h>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58</text:p>
            </table:table-cell>
            <table:table-cell table:style-name="Table4.A4" office:value-type="string">
              <text:p text:style-name="P14">Quick Start Guide </text:p>
            </table:table-cell>
            <table:table-cell table:style-name="Table4.A4" office:value-type="string">
              <text:p text:style-name="P14">A “Quick Start Guide” of 2 pages A4, laminated is provided in English and German. No further user manual is required.</text:p>
            </table:table-cell>
            <table:table-cell table:style-name="Table4.A4" office:value-type="string">
              <text:p text:style-name="P14">1</text:p>
            </table:table-cell>
            <table:table-cell table:style-name="Table4.A2" office:value-type="string">
              <text:p text:style-name="P14"/>
            </table:table-cell>
          </table:table-row>
          <table:table-row table:style-name="Table4.1">
            <table:table-cell table:style-name="Table4.A4" office:value-type="string">
              <text:p text:style-name="P14">59</text:p>
            </table:table-cell>
            <table:table-cell table:style-name="Table4.A4" office:value-type="string">
              <text:p text:style-name="P14">Documentation</text:p>
            </table:table-cell>
            <table:table-cell table:style-name="Table4.A4" office:value-type="string">
              <text:p text:style-name="P14">A documentation according to the needs of the Master Thesis is provided.</text:p>
            </table:table-cell>
            <table:table-cell table:style-name="Table4.A4" office:value-type="string">
              <text:p text:style-name="P14">1</text:p>
            </table:table-cell>
            <table:table-cell table:style-name="Table4.A2" office:value-type="string">
              <text:p text:style-name="P14"/>
            </table:table-cell>
          </table:table-row>
          <table:table-row table:style-name="Table4.1">
            <table:table-cell table:style-name="Table4.A2" table:number-columns-spanned="5" office:value-type="string">
              <text:list text:style-name="Outline" text:continue-numbering="true">
                <text:list-item>
                  <text:list text:continue-numbering="true">
                    <text:list-item>
                      <text:h text:style-name="Heading_20_2" text:outline-level="2">Accuracy determination</text:h>
                    </text:list-item>
                  </text:list>
                </text:list-item>
              </text:list>
            </table:table-cell>
            <table:covered-table-cell/>
            <table:covered-table-cell/>
            <table:covered-table-cell/>
            <table:covered-table-cell/>
          </table:table-row>
          <table:table-row table:style-name="Table4.1">
            <table:table-cell table:style-name="Table4.A4" office:value-type="string">
              <text:p text:style-name="P14">60</text:p>
            </table:table-cell>
            <table:table-cell table:style-name="Table4.A4" office:value-type="string">
              <text:p text:style-name="P14">GPS Accuracy</text:p>
            </table:table-cell>
            <table:table-cell table:style-name="Table4.A4" office:value-type="string">
              <text:p text:style-name="P14">The accuracy when using GPS and the track database alone, in open sky conditions, in an IC2000 car, while the <text:s/>train is stopped, is determined.</text:p>
            </table:table-cell>
            <table:table-cell table:style-name="Table4.A4" office:value-type="string">
              <text:p text:style-name="P14">2</text:p>
            </table:table-cell>
            <table:table-cell table:style-name="Table4.A2" office:value-type="string">
              <text:p text:style-name="P14"/>
            </table:table-cell>
          </table:table-row>
          <text:soft-page-break/>
          <table:table-row table:style-name="Table4.1">
            <table:table-cell table:style-name="Table4.A4" office:value-type="string">
              <text:p text:style-name="P14">61</text:p>
            </table:table-cell>
            <table:table-cell table:style-name="Table4.A4" office:value-type="string">
              <text:p text:style-name="P14">WiFi Accuracy</text:p>
            </table:table-cell>
            <table:table-cell table:style-name="Table4.A4" office:value-type="string">
              <text:p text:style-name="P14">The accuracy when using WiFi and the track database alone, when at least 3 Access Points are visible, in an IC2000 car, while the train is stopped, is determined.</text:p>
            </table:table-cell>
            <table:table-cell table:style-name="Table4.A4" office:value-type="string">
              <text:p text:style-name="P14">2</text:p>
            </table:table-cell>
            <table:table-cell table:style-name="Table4.A2" office:value-type="string">
              <text:p text:style-name="P14"/>
            </table:table-cell>
          </table:table-row>
          <table:table-row table:style-name="Table4.1">
            <table:table-cell table:style-name="Table4.A4" office:value-type="string">
              <text:p text:style-name="P14">62</text:p>
            </table:table-cell>
            <table:table-cell table:style-name="Table4.A4" office:value-type="string">
              <text:p text:style-name="P14">Inertial Accuracy</text:p>
            </table:table-cell>
            <table:table-cell table:style-name="Table4.A4" office:value-type="string">
              <text:p text:style-name="P14">The accuracy when using inertial measurements and the track database alone, when the train is stopped, is determined, one minute after one of the position providers provided an estimate. This may get simulated in the office without actually boarding a train.</text:p>
            </table:table-cell>
            <table:table-cell table:style-name="Table4.A4" office:value-type="string">
              <text:p text:style-name="P14">2</text:p>
            </table:table-cell>
            <table:table-cell table:style-name="Table4.A2" office:value-type="string">
              <text:p text:style-name="P14"/>
            </table:table-cell>
          </table:table-row>
          <table:table-row table:style-name="Table4.1">
            <table:table-cell table:style-name="Table4.A4" office:value-type="string">
              <text:p text:style-name="P14">65</text:p>
            </table:table-cell>
            <table:table-cell table:style-name="Table4.A4" office:value-type="string">
              <text:p text:style-name="P14"/>
            </table:table-cell>
            <table:table-cell table:style-name="Table4.A4" office:value-type="string">
              <text:p text:style-name="P14"/>
            </table:table-cell>
            <table:table-cell table:style-name="Table4.A4" office:value-type="string">
              <text:p text:style-name="P14"/>
            </table:table-cell>
            <table:table-cell table:style-name="Table4.A2" office:value-type="string">
              <text:p text:style-name="P14"/>
            </table:table-cell>
          </table:table-row>
          <table:table-row table:style-name="Table4.1">
            <table:table-cell table:style-name="Table4.A4" office:value-type="string">
              <text:p text:style-name="P14"/>
            </table:table-cell>
            <table:table-cell table:style-name="Table4.A4" office:value-type="string">
              <text:p text:style-name="P14"/>
            </table:table-cell>
            <table:table-cell table:style-name="Table4.A4" office:value-type="string">
              <text:p text:style-name="P14"/>
            </table:table-cell>
            <table:table-cell table:style-name="Table4.A4" office:value-type="string">
              <text:p text:style-name="P14"/>
            </table:table-cell>
            <table:table-cell table:style-name="Table4.A2" office:value-type="string">
              <text:p text:style-name="P14"/>
            </table:table-cell>
          </table:table-row>
          <table:table-row table:style-name="Table4.1">
            <table:table-cell table:style-name="Table4.A4" office:value-type="string">
              <text:p text:style-name="P14"/>
            </table:table-cell>
            <table:table-cell table:style-name="Table4.A4" office:value-type="string">
              <text:p text:style-name="P14"/>
            </table:table-cell>
            <table:table-cell table:style-name="Table4.A4" office:value-type="string">
              <text:p text:style-name="P14"/>
            </table:table-cell>
            <table:table-cell table:style-name="Table4.A4" office:value-type="string">
              <text:p text:style-name="P14"/>
            </table:table-cell>
            <table:table-cell table:style-name="Table4.A2" office:value-type="string">
              <text:p text:style-name="P14"/>
            </table:table-cell>
          </table:table-row>
          <table:table-row table:style-name="Table4.1">
            <table:table-cell table:style-name="Table4.A4" office:value-type="string">
              <text:p text:style-name="P14"/>
            </table:table-cell>
            <table:table-cell table:style-name="Table4.A4" office:value-type="string">
              <text:p text:style-name="P14"/>
            </table:table-cell>
            <table:table-cell table:style-name="Table4.A4" office:value-type="string">
              <text:p text:style-name="P14"/>
            </table:table-cell>
            <table:table-cell table:style-name="Table4.A4" office:value-type="string">
              <text:p text:style-name="P14"/>
            </table:table-cell>
            <table:table-cell table:style-name="Table4.A2" office:value-type="string">
              <text:p text:style-name="P14"/>
            </table:table-cell>
          </table:table-row>
        </table:table>
        <text:p text:style-name="Text_20_body"/>
      </text:section>
      <text:list text:style-name="Outline"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21" text:outline-level="9">Overview of the existing system</text:h>
                                        </text:list-item>
                                      </text:list>
                                    </text:list-item>
                                  </text:list>
                                </text:list-item>
                              </text:list>
                            </text:list-item>
                          </text:list>
                        </text:list-item>
                      </text:list>
                    </text:list-item>
                  </text:list>
                </text:list-item>
              </text:list>
            </text:list-item>
          </text:list>
        </text:list-item>
      </text:list>
      <text:p text:style-name="mskQuestion">Positioning data flow overview</text:p>
      <text:p text:style-name="Text_20_body"><text:sequence-ref text:reference-format="category-and-value" text:ref-name="refIllustration6">Illustration 7</text:sequence-ref> shows the positioning data flow in the existing system. Various input devices provide absolute and relative information about the current position. This information, together with the measurement data, is stored in one or more measurement files, depending on the current measurement task. The files are transferred manually to a backoffice computer. In the backoffice, an operator re-references the relative positoning information by using the stored event markers. The relative informations gets adjusted according to stored information about the event markers and the tracks. This process requires much user interaction from the operator.</text:p>
      <text:p text:style-name="Text_20_body"><draw:frame draw:style-name="fr1" draw:name="Frame14" text:anchor-type="paragraph" svg:width="17cm" draw:z-index="13"><draw:text-box fo:min-height="12.019cm"><text:p text:style-name="Illustration"><draw:frame draw:style-name="fr8" draw:name="graphics14" text:anchor-type="as-char" svg:y="-11.127cm" svg:width="17cm" style:rel-width="100%" svg:height="12.019cm" style:rel-height="scale" draw:z-index="18"><draw:image xlink:href="../positioning%20in%20the%20existing%20system.png" xlink:type="simple" xlink:show="embed" xlink:actuate="onLoad"/></draw:frame>Illustration <text:sequence text:ref-name="refIllustration3" text:name="Illustration" text:formula="ooow:Illustration+1" style:num-format="1">4</text:sequence>: Positioning information data flow in the existing system</text:p></draw:text-box></draw:frame></text:p>
      <text:p text:style-name="mskQuestion">The Hardware</text:p>
      <text:p text:style-name="Text_20_body">The current solution is built in a trolley. It consists of a single box containing an accelerometer and a gyro.</text:p>
      <text:p text:style-name="Text_20_body"><draw:frame draw:style-name="fr2" draw:name="Frame11" text:anchor-type="paragraph" svg:y="0.434cm" svg:width="7.387cm" draw:z-index="1"><draw:text-box fo:min-height="10.735cm"><text:p text:style-name="Illustration"><draw:frame draw:style-name="fr9" draw:name="graphics11" text:anchor-type="paragraph" svg:y="0.002cm" svg:width="7.592cm" style:rel-width="100%" svg:height="10.123cm" style:rel-height="scale" draw:z-index="3"><draw:image xlink:href="../pictures/existing%20measurement%20system/trolleyP1080142.JPG" xlink:type="simple" xlink:show="embed" xlink:actuate="onLoad"/></draw:frame>Illustration <text:sequence text:ref-name="refIllustration4" text:name="Illustration" text:formula="ooow:Illustration+1" style:num-format="1">5</text:sequence>: The current measurement solution is built on a trolley</text:p></draw:text-box></draw:frame><draw:frame draw:style-name="fr3" draw:name="Frame12" text:anchor-type="paragraph" svg:y="0.439cm" svg:width="6.646cm" draw:z-index="5"><draw:text-box fo:min-height="10.613cm"><text:p text:style-name="Illustration"><draw:frame draw:style-name="fr7" draw:name="graphics12" text:anchor-type="paragraph" svg:x="0.004cm" svg:y="0.002cm" svg:width="5.225cm" style:rel-width="100%" svg:height="6.966cm" style:rel-height="scale" draw:z-index="7"><draw:image xlink:href="../pictures/existing%20measurement%20system/system%20openP1080139.JPG" xlink:type="simple" xlink:show="embed" xlink:actuate="onLoad"/></draw:frame>Illustration <text:sequence text:ref-name="refIllustration5" text:name="Illustration" text:formula="ooow:Illustration+1" style:num-format="1">6</text:sequence>: A look inside the existing measurement trolley, laptop removed. The inertial system is on the bottom.</text:p></draw:text-box></draw:frame><text:soft-page-break/></text:p>
      <text:p text:style-name="Text_20_body">A laptop is used to measure the radio parameters and to read out the data of the gyro and the accelerometer via an RS-232 serial connection. All Positioning and measurement data is then saved into the measurement files. However, no real positioning data is saved; just the accelerometer and gyro data are saved in a customized format for later post-processing.</text:p>
      <text:p text:style-name="Text_20_body"><draw:frame draw:style-name="fr4" draw:name="Frame8" text:anchor-type="as-char" svg:width="10.993cm" draw:z-index="2"><draw:text-box fo:min-height="8.244cm"><text:p text:style-name="Illustration"><draw:frame draw:style-name="fr7" draw:name="graphics8" text:anchor-type="paragraph" svg:x="0.004cm" svg:y="0.002cm" svg:width="10.993cm" style:rel-width="100%" svg:height="8.244cm" style:rel-height="scale" draw:z-index="6"><draw:image xlink:href="../pictures/existing%20measurement%20system/technician%20at%20workP1080137.JPG" xlink:type="simple" xlink:show="embed" xlink:actuate="onLoad"/></draw:frame>Illustration <text:sequence text:ref-name="refIllustration6" text:name="Illustration" text:formula="ooow:Illustration+1" style:num-format="1">7</text:sequence>: The measurement technician at work</text:p></draw:text-box></draw:frame></text:p>
      <text:p text:style-name="Text_20_body"/>
      <text:p text:style-name="Text_20_body"><text:soft-page-break/>The currently used laptop is an IBM Thinkpad R52. It has 8GB and a 18GB Hard disk in it. The processor runs at 1.5GHz and there is 512MB RAM.</text:p>
      <text:p text:style-name="mskQuestion">The software</text:p>
      <text:p text:style-name="Text_20_body">The GUI of the current positioning solution is built into the GUI of the measurement software.</text:p>
      <text:p text:style-name="Text_20_body"><draw:frame draw:style-name="fr4" draw:name="Frame9" text:anchor-type="as-char" svg:width="12.698cm" draw:z-index="10"><draw:text-box fo:min-height="9.523cm"><text:p text:style-name="Illustration"><draw:frame draw:style-name="fr10" draw:name="graphics9" text:anchor-type="as-char" svg:width="12.698cm" style:rel-width="100%" svg:height="9.523cm" style:rel-height="scale" draw:z-index="14"><draw:image xlink:href="../pictures/existing%20measurement%20system/gui%20of%20systemP1080131.JPG" xlink:type="simple" xlink:show="embed" xlink:actuate="onLoad"/></draw:frame>Illustration <text:sequence text:ref-name="refIllustration7" text:name="Illustration" text:formula="ooow:Illustration+1" style:num-format="1">8</text:sequence>: GUI of the current GSM measurement solution, measurement is running</text:p></draw:text-box></draw:frame></text:p>
      <text:p text:style-name="Text_20_body"/>
      <text:p text:style-name="Text_20_body"><draw:frame draw:style-name="fr5" draw:name="Frame13" text:anchor-type="paragraph" svg:y="0.069cm" svg:width="6.472cm" draw:z-index="9"><draw:text-box fo:min-height="8.629cm"><text:p text:style-name="Illustration"><draw:frame draw:style-name="fr7" draw:name="graphics13" text:anchor-type="paragraph" svg:x="0.004cm" svg:y="0.002cm" svg:width="6.472cm" style:rel-width="100%" svg:height="8.629cm" style:rel-height="scale" draw:z-index="11"><draw:image xlink:href="../pictures/existing%20measurement%20system/available%20event%20markers%20guiP1080132.JPG" xlink:type="simple" xlink:show="embed" xlink:actuate="onLoad"/></draw:frame>Illustration <text:sequence text:ref-name="refIllustration8" text:name="Illustration" text:formula="ooow:Illustration+1" style:num-format="1">9</text:sequence>: (Detail) Available event markes during the course</text:p></draw:text-box></draw:frame>When starting the measurement, the user inputs the railway segment number of the current segment he or she is traveling on into the system. The system looks up the number in local database and presents a set of predefined event markers denoting landmarks along the track. </text:p>
      <text:p text:style-name="Text_20_body">During the course, the user clicks on each of this marker when it passes. Additionally two buttons can be pressed to indicate either that the train stopped moving or that it just has started moving. This and the event markers are later used in the post processing step, to correct the stored inertial data.</text:p>
      <text:p text:style-name="Text_20_body">The user has the possibility to revoke a marker up to 5 seconds after it has been fired. This is useful in case of errors when a landmark was misinterpreted.</text:p>
      <text:p text:style-name="Text_20_body">Additionally the user can make comments during and after the course to indicate specific events or circumstances experienced during the measurements, be it of positioning matter or else. (Applies only to the GSM version of the measurement software, in the UMTS version, comments are only allowed at the start of the measurement).</text:p>
      <text:p text:style-name="mskQuestion"><text:soft-page-break/>Measurement modes</text:p>
      <text:p text:style-name="Text_20_body">There are 4 possible measurement modes:</text:p>
      <text:list text:style-name="L7">
        <text:list-item>
          <text:p text:style-name="P11">GSM Voice</text:p>
        </text:list-item>
        <text:list-item>
          <text:p text:style-name="P11">GSM Data</text:p>
        </text:list-item>
        <text:list-item>
          <text:p text:style-name="P11">UMTS Voice</text:p>
        </text:list-item>
        <text:list-item>
          <text:p text:style-name="P11">UMTS Data</text:p>
        </text:list-item>
      </text:list>
      <text:p text:style-name="Text_20_body">The laptop is set up as dual boot system with two Windows XP operating systems. Each system is set up for either measuring with the UMTS or the GSM Hardware. Also the software used, is different.</text:p>
      <text:p text:style-name="Text_20_body">The pictures shown here are all with the GSM Hard- and Software. In terms of positioning, the requirements will be the same for GSM and UMTS measurements. Both systems take the data from a serial comport using the RS-232 protocol.</text:p>
      <text:p text:style-name="mskQuestion">Quantities, Uptime and power</text:p>
      <text:p text:style-name="Text_20_body">During a normal day, up to 8 files, each representing a measurement along one railway segment are created. During a year, measurement is done on 50 days.</text:p>
      <text:p text:style-name="Text_20_body">The system runs on a 12 Volt Accumulator of 60Ah capacity. It may be continuously up for 10 hours, including the laptop. The laptop is usually not shut down during the day, not even when changing the tr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list-style-name="Outline" style:class="text" style:master-page-name="" style:default-outline-level="1">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list-style-name="Outline"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list-style-name="Outline"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top="0.101cm" fo:margin-bottom="0.101cm"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9" style:display-name="Heading 9" style:family="paragraph" style:parent-style-name="Heading_20_1" style:next-style-name="Text_20_body" style:list-style-name="Outline" style:class="text" style:master-page-name="" style:default-outline-level="9">
      <style:paragraph-properties style:page-number="auto"/>
      <style:text-properties fo:font-size="16pt" fo:font-weight="bold" style:font-size-asian="75%" style:font-weight-asian="bold" style:font-size-complex="75%" style:font-weight-complex="bold"/>
    </style:style>
    <style:style style:name="Heading_20_Appendix" style:display-name="Heading Appendix" style:family="paragraph" style:parent-style-name="Heading_20_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list-style style:name="Outline">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prefix="Appendix " style:num-suffix=":" style:num-format="A">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Specific requirements</text:chapter></text:p>
      </style:header>
      <style:footer>
        <text:p text:style-name="P1"><text:page-number text:select-page="current">2</text:page-number></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15"><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text:p>
      </style:header>
      <style:footer>
        <text:p text:style-name="P1"><text:page-number text:select-page="current">2</text:page-number></text:p>
      </style:footer>
    </style:master-page>
    <style:master-page style:name="Footnote" style:page-layout-name="pm5"/>
    <style:master-page style:name="Appendix" style:page-layout-name="pm1">
      <style:header>
        <text:p text:style-name="Header"><text:chapter text:display="number-and-name" text:outline-level="9">Appendix A:Overview of the existing system</text:chapter></text:p>
      </style:header>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1-03T09:44:56</dc:date>
    <meta:editing-cycles>239</meta:editing-cycles>
    <meta:editing-duration>P2DT15H9M1S</meta:editing-duration>
    <meta:user-defined meta:name="Info 1"/>
    <meta:user-defined meta:name="Info 2"/>
    <meta:user-defined meta:name="Info 3"/>
    <meta:user-defined meta:name="Info 4"/>
    <meta:document-statistic meta:table-count="6" meta:image-count="11" meta:object-count="0" meta:page-count="24" meta:paragraph-count="613" meta:word-count="4765" meta:character-count="28777"/>
  </office:meta>
</office:document-meta>
</file>